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line-height="200%" fo:text-indent="0in" style:auto-text-indent="false"/>
      <style:text-properties style:font-name="Times New Roman" fo:font-size="12pt" style:font-name-asian="Consolas1" style:font-size-asian="12pt" style:font-name-complex="Consolas1" style:font-size-complex="12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2pt" style:font-name-asian="Consolas1" style:font-size-asian="12pt" style:font-name-complex="Consolas1" style:font-size-complex="12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nsolas1" style:font-size-asian="12pt" style:font-name-complex="Consolas1" style:font-size-complex="12pt"/>
    </style:style>
    <style:style style:name="P6" style:family="paragraph" style:parent-style-name="Standard">
      <style:paragraph-properties fo:margin-top="0in" fo:margin-bottom="0in" fo:line-height="100%"/>
      <style:text-properties fo:color="#000000" style:font-name="Times New Roman" fo:font-size="12pt" fo:language="en" fo:country="IN" style:font-size-asian="12pt" style:font-name-complex="Consolas2" style:font-size-complex="12pt"/>
    </style:style>
    <style:style style:name="P7" style:family="paragraph" style:parent-style-name="Standard">
      <style:paragraph-properties fo:margin-top="0in" fo:margin-bottom="0in" fo:line-height="100%"/>
      <style:text-properties style:font-name="Times New Roman" fo:font-size="12pt" fo:language="en" fo:country="IN" style:font-size-asian="12pt" style:font-name-complex="Consolas2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size-complex="12pt"/>
    </style:style>
    <style:style style:name="P9" style:family="paragraph" style:parent-style-name="List_20_Paragraph">
      <style:text-properties style:font-name="Times New Roman" fo:font-size="12pt" style:font-size-asian="12pt" style:font-size-complex="12pt"/>
    </style:style>
    <style:style style:name="P10" style:family="paragraph" style:parent-style-name="List_20_Paragraph">
      <style:paragraph-properties fo:line-height="200%"/>
      <style:text-properties style:font-name="Times New Roman" fo:font-size="12pt" style:font-size-asian="12pt" style:font-size-complex="12pt"/>
    </style:style>
    <style:style style:name="P11" style:family="paragraph" style:parent-style-name="List_20_Paragraph">
      <style:paragraph-properties fo:line-height="200%"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List_20_Paragraph">
      <style:paragraph-properties fo:line-height="200%" fo:text-align="justify" style:justify-single-word="false"/>
      <style:text-properties style:font-name="Times New Roman" fo:font-size="12pt" fo:language="en" fo:country="IN" style:font-size-asian="12pt" style:font-size-complex="12pt"/>
    </style:style>
    <style:style style:name="P13" style:family="paragraph" style:parent-style-name="List_20_Paragraph">
      <style:paragraph-properties fo:line-height="200%" fo:text-align="justify" style:justify-single-word="false"/>
      <style:text-properties fo:color="#000000" style:font-name="Times New Roman" fo:font-size="12pt" fo:language="en" fo:country="IN" style:font-size-asian="12pt" style:font-name-complex="Consolas2" style:font-size-complex="12pt"/>
    </style:style>
    <style:style style:name="P14" style:family="paragraph" style:parent-style-name="List_20_Paragraph">
      <style:paragraph-properties fo:margin-left="0in" fo:margin-right="0in" fo:line-height="200%" fo:text-indent="0in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List_20_Paragraph">
      <style:paragraph-properties fo:margin-left="0in" fo:margin-right="0in" fo:line-height="200%" fo:text-align="justify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fo:font-weight="bold" fo:background-color="#d4d4d4" style:font-weight-asian="bold" style:font-weight-complex="bold"/>
    </style:style>
    <style:style style:name="T3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7f0055" style:font-name="Consolas" fo:font-size="12pt" fo:language="en" fo:country="IN" fo:font-weight="bold" style:font-size-asian="12pt" style:font-weight-asian="bold" style:font-name-complex="Consolas2" style:font-size-complex="12pt" style:font-weight-complex="bold"/>
    </style:style>
    <style:style style:name="T5" style:family="text">
      <style:text-properties fo:color="#7f0055" fo:font-size="12pt" fo:language="en" fo:country="IN" fo:font-weight="bold" style:font-size-asian="12pt" style:font-weight-asian="bold" style:font-name-complex="Consolas2" style:font-size-complex="12pt" style:font-weight-complex="bold"/>
    </style:style>
    <style:style style:name="T6" style:family="text">
      <style:text-properties fo:color="#7f0055" fo:language="en" fo:country="IN" fo:font-weight="bold" style:font-weight-asian="bold" style:font-name-complex="Consolas2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fo:color="#000000" fo:background-color="#d4d4d4"/>
    </style:style>
    <style:style style:name="T11" style:family="text">
      <style:text-properties fo:color="#000000" style:font-name="Consolas" fo:font-size="12pt" fo:language="en" fo:country="IN" style:font-size-asian="12pt" style:font-name-complex="Consolas2" style:font-size-complex="12pt"/>
    </style:style>
    <style:style style:name="T12" style:family="text">
      <style:text-properties fo:color="#000000" style:font-name="Consolas" fo:font-size="12pt" fo:language="en" fo:country="IN" style:font-size-asian="12pt" style:language-asian="en" style:country-asian="IN" style:font-name-complex="Consolas2" style:font-size-complex="12pt"/>
    </style:style>
    <style:style style:name="T13" style:family="text">
      <style:text-properties fo:color="#000000" fo:font-size="12pt" fo:language="en" fo:country="IN" style:font-size-asian="12pt" style:font-name-complex="Consolas2" style:font-size-complex="12pt"/>
    </style:style>
    <style:style style:name="T14" style:family="text">
      <style:text-properties fo:color="#000000" fo:font-size="12pt" fo:language="en" fo:country="IN" style:font-size-asian="12pt" style:language-asian="en" style:country-asian="IN" style:font-name-complex="Consolas2" style:font-size-complex="12pt"/>
    </style:style>
    <style:style style:name="T15" style:family="text">
      <style:text-properties fo:color="#000000" fo:language="en" fo:country="IN" style:font-name-complex="Consolas2"/>
    </style:style>
    <style:style style:name="T16" style:family="text">
      <style:text-properties fo:color="#000000" fo:language="en" fo:country="IN" style:language-asian="en" style:country-asian="IN" style:font-name-complex="Consolas2"/>
    </style:style>
    <style:style style:name="T17" style:family="text">
      <style:text-properties fo:color="#0000c0"/>
    </style:style>
    <style:style style:name="T18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c0" style:text-underline-style="solid" style:text-underline-width="auto" style:text-underline-color="font-color"/>
    </style:style>
    <style:style style:name="T20" style:family="text">
      <style:text-properties fo:color="#0000c0" style:font-name="Consolas" fo:font-size="12pt" fo:language="en" fo:country="IN" style:font-size-asian="12pt" style:font-name-complex="Consolas2" style:font-size-complex="12pt"/>
    </style:style>
    <style:style style:name="T21" style:family="text">
      <style:text-properties fo:color="#0000c0" style:font-name="Consolas" fo:font-size="12pt" fo:language="en" fo:country="IN" fo:font-style="italic" fo:font-weight="bold" style:font-size-asian="12pt" style:font-style-asian="italic" style:font-weight-asian="bold" style:font-name-complex="Consolas2" style:font-size-complex="12pt" style:font-style-complex="italic" style:font-weight-complex="bold"/>
    </style:style>
    <style:style style:name="T22" style:family="text">
      <style:text-properties fo:color="#0000c0" fo:font-size="12pt" fo:language="en" fo:country="IN" style:font-size-asian="12pt" style:font-name-complex="Consolas2" style:font-size-complex="12pt"/>
    </style:style>
    <style:style style:name="T23" style:family="text">
      <style:text-properties fo:color="#0000c0" fo:font-size="12pt" fo:language="en" fo:country="IN" fo:font-style="italic" fo:font-weight="bold" style:font-size-asian="12pt" style:font-style-asian="italic" style:font-weight-asian="bold" style:font-name-complex="Consolas2" style:font-size-complex="12pt" style:font-style-complex="italic" style:font-weight-complex="bold"/>
    </style:style>
    <style:style style:name="T24" style:family="text">
      <style:text-properties fo:color="#0000c0" fo:language="en" fo:country="IN" style:font-name-complex="Consolas2"/>
    </style:style>
    <style:style style:name="T25" style:family="text">
      <style:text-properties fo:color="#0000c0" fo:language="en" fo:country="IN" fo:font-style="italic" fo:font-weight="bold" style:font-style-asian="italic" style:font-weight-asian="bold" style:font-name-complex="Consolas2" style:font-style-complex="italic" style:font-weight-complex="bold"/>
    </style:style>
    <style:style style:name="T26" style:family="text">
      <style:text-properties fo:color="#6a3e3e"/>
    </style:style>
    <style:style style:name="T27" style:family="text">
      <style:text-properties fo:color="#6a3e3e" style:text-underline-style="solid" style:text-underline-width="auto" style:text-underline-color="font-color"/>
    </style:style>
    <style:style style:name="T28" style:family="text">
      <style:text-properties fo:color="#6a3e3e" fo:background-color="#d4d4d4"/>
    </style:style>
    <style:style style:name="T29" style:family="text">
      <style:text-properties fo:color="#6a3e3e" style:font-name="Consolas" fo:font-size="12pt" fo:language="en" fo:country="IN" style:font-size-asian="12pt" style:font-name-complex="Consolas2" style:font-size-complex="12pt"/>
    </style:style>
    <style:style style:name="T30" style:family="text">
      <style:text-properties fo:color="#6a3e3e" style:font-name="Consolas" fo:font-size="12pt" fo:language="en" fo:country="IN" style:text-underline-style="solid" style:text-underline-width="auto" style:text-underline-color="font-color" style:font-size-asian="12pt" style:font-name-complex="Consolas2" style:font-size-complex="12pt"/>
    </style:style>
    <style:style style:name="T31" style:family="text">
      <style:text-properties fo:color="#6a3e3e" fo:font-size="12pt" fo:language="en" fo:country="IN" style:font-size-asian="12pt" style:font-name-complex="Consolas2" style:font-size-complex="12pt"/>
    </style:style>
    <style:style style:name="T32" style:family="text">
      <style:text-properties fo:color="#6a3e3e" fo:font-size="12pt" fo:language="en" fo:country="IN" style:text-underline-style="solid" style:text-underline-width="auto" style:text-underline-color="font-color" style:font-size-asian="12pt" style:font-name-complex="Consolas2" style:font-size-complex="12pt"/>
    </style:style>
    <style:style style:name="T33" style:family="text">
      <style:text-properties fo:color="#6a3e3e" fo:language="en" fo:country="IN" style:font-name-complex="Consolas2"/>
    </style:style>
    <style:style style:name="T34" style:family="text">
      <style:text-properties fo:color="#6a3e3e" fo:language="en" fo:country="IN" style:text-underline-style="solid" style:text-underline-width="auto" style:text-underline-color="font-color" style:font-name-complex="Consolas2"/>
    </style:style>
    <style:style style:name="T35" style:family="text">
      <style:text-properties fo:color="#2a00ff"/>
    </style:style>
    <style:style style:name="T36" style:family="text">
      <style:text-properties fo:color="#2a00ff" style:font-name="Consolas" fo:font-size="12pt" fo:language="en" fo:country="IN" style:font-size-asian="12pt" style:font-name-complex="Consolas2" style:font-size-complex="12pt"/>
    </style:style>
    <style:style style:name="T37" style:family="text">
      <style:text-properties fo:color="#2a00ff" fo:font-size="12pt" fo:language="en" fo:country="IN" style:font-size-asian="12pt" style:font-name-complex="Consolas2" style:font-size-complex="12pt"/>
    </style:style>
    <style:style style:name="T38" style:family="text">
      <style:text-properties fo:color="#2a00ff" fo:language="en" fo:country="IN" style:font-name-complex="Consolas2"/>
    </style:style>
    <style:style style:name="T39" style:family="text">
      <style:text-properties fo:language="en" fo:country="IN"/>
    </style:style>
    <style:style style:name="T40" style:family="text">
      <style:text-properties fo:language="en" fo:country="IN" fo:font-weight="bold" style:font-weight-asian="bold" style:font-weight-complex="bold"/>
    </style:style>
    <style:style style:name="T41" style:family="text">
      <style:text-properties fo:language="en" fo:country="IN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language="en" fo:country="IN" fo:font-style="italic" style:font-style-asian="italic" style:font-style-complex="italic"/>
    </style:style>
    <style:style style:name="T43" style:family="text">
      <style:text-properties fo:language="en" fo:country="IN" style:text-underline-style="solid" style:text-underline-width="auto" style:text-underline-color="font-color"/>
    </style:style>
    <style:style style:name="T44" style:family="text">
      <style:text-properties fo:language="en" fo:country="IN" style:language-asian="en" style:country-asian="IN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fo:font-size="22pt" fo:language="en" fo:country="IN" style:font-size-asian="22pt" style:language-asian="en" style:country-asian="IN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Write the class Date having attributes like day, month &amp; year. Add default &amp; parameterized constructors. Add getters &amp; setters. Add method to print the date. Add method to swap two dates.</text:p>
      <text:p text:style-name="P14"/>
      <text:p text:style-name="P1"/>
      <text:p text:style-name="P1">package com.zensar;</text:p>
      <text:p text:style-name="P1"/>
      <text:p text:style-name="P1">import java.time.LocalDate;</text:p>
      <text:p text:style-name="P1">import java.time.LocalTime;</text:p>
      <text:p text:style-name="P1"/>
      <text:p text:style-name="P1">public class Date {</text:p>
      <text:p text:style-name="P1"><text:tab/>public int day;</text:p>
      <text:p text:style-name="P1"><text:tab/>public int month;</text:p>
      <text:p text:style-name="P1"><text:tab/>public int year;</text:p>
      <text:p text:style-name="P1"/>
      <text:p text:style-name="P1"><text:tab/>Date() {</text:p>
      <text:p text:style-name="P1"><text:tab/><text:tab/>this.day =19;</text:p>
      <text:p text:style-name="P1"><text:tab/><text:tab/>this.month = 02;</text:p>
      <text:p text:style-name="P1"><text:tab/><text:tab/>this.year = 2022;</text:p>
      <text:p text:style-name="P1"/>
      <text:p text:style-name="P1"><text:tab/>}</text:p>
      <text:p text:style-name="P1"/>
      <text:p text:style-name="P1"><text:tab/>Date(int day, int month, int year) {</text:p>
      <text:p text:style-name="P1"><text:tab/><text:tab/>day = day;</text:p>
      <text:p text:style-name="P1"><text:tab/><text:tab/>month = month;</text:p>
      <text:p text:style-name="P1"><text:tab/><text:tab/>year = year;</text:p>
      <text:p text:style-name="P1"><text:tab/>}</text:p>
      <text:p text:style-name="P1"/>
      <text:p text:style-name="P1"><text:tab/>public int getDay() {</text:p>
      <text:p text:style-name="P1"><text:tab/><text:tab/>return day;</text:p>
      <text:p text:style-name="P1"><text:tab/>}</text:p>
      <text:p text:style-name="P1"/>
      <text:p text:style-name="P1"><text:tab/>public int setDay(int day) {</text:p>
      <text:p text:style-name="P1"><text:tab/><text:tab/>this.day = day;</text:p>
      <text:p text:style-name="P1"><text:tab/><text:tab/>return day;</text:p>
      <text:p text:style-name="P1"><text:tab/>}</text:p>
      <text:p text:style-name="P1"/>
      <text:p text:style-name="P1"><text:tab/>public int getMonth() {</text:p>
      <text:p text:style-name="P1"><text:tab/><text:tab/>return month;</text:p>
      <text:p text:style-name="P1"><text:tab/>}</text:p>
      <text:p text:style-name="P1"/>
      <text:p text:style-name="P1"><text:tab/>public int setMonth(int month) {</text:p>
      <text:p text:style-name="P1"><text:tab/><text:tab/>return this.month = month;</text:p>
      <text:p text:style-name="P1"><text:tab/>}</text:p>
      <text:p text:style-name="P1"/>
      <text:p text:style-name="P1"><text:tab/>public int getYear() {</text:p>
      <text:p text:style-name="P1"><text:tab/><text:tab/>return year;</text:p>
      <text:p text:style-name="P1"><text:tab/>}</text:p>
      <text:p text:style-name="P1"><text:soft-page-break/></text:p>
      <text:p text:style-name="P1"><text:tab/>public int setYear(int year) {</text:p>
      <text:p text:style-name="P1"><text:tab/><text:tab/>return this.year = year;</text:p>
      <text:p text:style-name="P1"><text:tab/>}</text:p>
      <text:p text:style-name="P1"/>
      <text:p text:style-name="P1"><text:tab/>public static void PrintDate() {</text:p>
      <text:p text:style-name="P1"><text:tab/><text:tab/>Date d = new Date();</text:p>
      <text:p text:style-name="P1"><text:tab/><text:tab/>int day = d.getDay();</text:p>
      <text:p text:style-name="P1"><text:tab/><text:tab/>int month = d.getMonth();</text:p>
      <text:p text:style-name="P1"><text:tab/><text:tab/>int year = d.getYear();</text:p>
      <text:p text:style-name="P1"><text:tab/><text:tab/>System.out.println("Date:" + year + "-" + month + "-" + day);</text:p>
      <text:p text:style-name="P1"><text:tab/><text:tab/>System.out.println("Current Date:" + LocalDate.now());</text:p>
      <text:p text:style-name="P1"><text:tab/>}</text:p>
      <text:p text:style-name="P1"/>
      <text:p text:style-name="P1"><text:tab/>public static void PrintSwap() {</text:p>
      <text:p text:style-name="P1"><text:tab/><text:tab/>Date d = new Date();</text:p>
      <text:p text:style-name="P1"><text:tab/><text:tab/>int day = d.getDay();</text:p>
      <text:p text:style-name="P1"><text:tab/><text:tab/>int month = d.getMonth();</text:p>
      <text:p text:style-name="P1"><text:tab/><text:tab/>int year = d.getYear();</text:p>
      <text:p text:style-name="P1"><text:tab/><text:tab/>String d1 = year + "-" + month + "-" + day;</text:p>
      <text:p text:style-name="P1"><text:tab/><text:tab/>System.out.println("---------------Swap Date--------------");</text:p>
      <text:p text:style-name="P1"><text:tab/><text:tab/>System.out.println("After Swapping Date.......");</text:p>
      <text:p text:style-name="P1"><text:tab/><text:tab/>System.out.println("Date1:" + d1);</text:p>
      <text:p text:style-name="P1"><text:tab/><text:tab/>int day1 = d.setDay(1);</text:p>
      <text:p text:style-name="P1"><text:tab/><text:tab/>int month1 = d.setMonth(04);</text:p>
      <text:p text:style-name="P1"><text:tab/><text:tab/>int year1 = d.setYear(2020);</text:p>
      <text:p text:style-name="P1"><text:tab/><text:tab/>String d2 = year1 + "-" + month1 + "-" + day1;</text:p>
      <text:p text:style-name="P1"><text:tab/><text:tab/>System.out.println("Date2:" + d2);</text:p>
      <text:p text:style-name="P1"><text:tab/><text:tab/>String temp = d1;</text:p>
      <text:p text:style-name="P1"><text:tab/><text:tab/>d1 = d2;</text:p>
      <text:p text:style-name="P1"><text:tab/><text:tab/>d2 = temp;</text:p>
      <text:p text:style-name="P1"><text:tab/><text:tab/>System.out.println("Before Swapping Date......");</text:p>
      <text:p text:style-name="P1"><text:tab/><text:tab/>System.out.println("Date1 :" + d1);</text:p>
      <text:p text:style-name="P1"><text:tab/><text:tab/>System.out.println("Date2:" + d2);</text:p>
      <text:p text:style-name="P1"><text:tab/>}</text:p>
      <text:p text:style-name="P1"/>
      <text:p text:style-name="P1"><text:tab/>public static void main(String[] args) {</text:p>
      <text:p text:style-name="P1"><text:tab/><text:tab/>// TODO Auto-generated method stub</text:p>
      <text:p text:style-name="P1"><text:tab/><text:tab/>Date d = new Date();</text:p>
      <text:p text:style-name="P1"><text:tab/><text:tab/>d.PrintDate();</text:p>
      <text:p text:style-name="P1"><text:tab/><text:tab/>d.PrintSwap();</text:p>
      <text:p text:style-name="P1"/>
      <text:p text:style-name="P1"><text:tab/>}</text:p>
      <text:p text:style-name="P1"/>
      <text:p text:style-name="P1">}</text:p>
      <text:p text:style-name="P1"/>
      <text:p text:style-name="P1"/>
      <text:p text:style-name="P1"/>
      <text:p text:style-name="P1"/>
      <text:p text:style-name="P10"><text:soft-page-break/>Write a class ComplexNumber having attributes real &amp; imaginary. Add functions like add, subtract, multiply &amp; swap.</text:p>
      <text:p text:style-name="P3"><text:span text:style-name="T1">package</text:span><text:span text:style-name="T7"> com.zensar;</text:span></text:p>
      <text:p text:style-name="P4"/>
      <text:p text:style-name="P4"><text:span text:style-name="T1">public</text:span><text:span text:style-name="T7"> </text:span><text:span text:style-name="T1">class</text:span><text:span text:style-name="T7"> ComplexNumber {</text:span></text:p>
      <text:p text:style-name="P4"/>
      <text:p text:style-name="P4"><text:span text:style-name="T7"><text:s text:c="4"/></text:span><text:span text:style-name="T1">public</text:span><text:span text:style-name="T7"> </text:span><text:span text:style-name="T1">double</text:span><text:span text:style-name="T7"> </text:span><text:span text:style-name="T17">real</text:span><text:span text:style-name="T7">;</text:span></text:p>
      <text:p text:style-name="P4"><text:span text:style-name="T7"><text:s text:c="4"/></text:span><text:span text:style-name="T1">public</text:span><text:span text:style-name="T7"> </text:span><text:span text:style-name="T1">double</text:span><text:span text:style-name="T7"> </text:span><text:span text:style-name="T17">imag</text:span><text:span text:style-name="T7">;</text:span></text:p>
      <text:p text:style-name="P4"/>
      <text:p text:style-name="P4"><text:span text:style-name="T7"><text:s text:c="4"/></text:span><text:span text:style-name="T1">public</text:span><text:span text:style-name="T7"> ComplexNumber(</text:span><text:span text:style-name="T1">double</text:span><text:span text:style-name="T7"> </text:span><text:span text:style-name="T26">real</text:span><text:span text:style-name="T7">, </text:span><text:span text:style-name="T1">double</text:span><text:span text:style-name="T7"> </text:span><text:span text:style-name="T26">imag</text:span><text:span text:style-name="T7">) {</text:span></text:p>
      <text:p text:style-name="P4"><text:span text:style-name="T7"><text:s text:c="8"/></text:span><text:span text:style-name="T1">this</text:span><text:span text:style-name="T7">.</text:span><text:span text:style-name="T17">real</text:span><text:span text:style-name="T7"> = </text:span><text:span text:style-name="T26">real</text:span><text:span text:style-name="T7">;</text:span></text:p>
      <text:p text:style-name="P4"><text:span text:style-name="T7"><text:s text:c="8"/></text:span><text:span text:style-name="T1">this</text:span><text:span text:style-name="T7">.</text:span><text:span text:style-name="T17">imag</text:span><text:span text:style-name="T7"> = </text:span><text:span text:style-name="T26">imag</text:span><text:span text:style-name="T7">;</text:span></text:p>
      <text:p text:style-name="P5"><text:s text:c="4"/>}</text:p>
      <text:p text:style-name="P4"><text:span text:style-name="T7"><text:s text:c="6"/></text:span><text:span text:style-name="T1">public</text:span><text:span text:style-name="T7"> </text:span><text:span text:style-name="T1">void</text:span><text:span text:style-name="T7"> Result() {</text:span></text:p>
      <text:p text:style-name="P4"><text:span text:style-name="T7"><text:s text:c="4"/><text:tab/>System.</text:span><text:span text:style-name="T18">out</text:span><text:span text:style-name="T7">.println(</text:span><text:span text:style-name="T35">"Complex Number :: "</text:span><text:span text:style-name="T7">+</text:span><text:span text:style-name="T17">real</text:span><text:span text:style-name="T7">+</text:span><text:span text:style-name="T35">"+"</text:span><text:span text:style-name="T7">+</text:span><text:span text:style-name="T17">imag</text:span><text:span text:style-name="T7">+</text:span><text:span text:style-name="T35">"i"</text:span><text:span text:style-name="T7">);</text:span></text:p>
      <text:p text:style-name="P5"><text:s text:c="4"/>}</text:p>
      <text:p text:style-name="P4"><text:span text:style-name="T7"><text:s text:c="4"/></text:span><text:span text:style-name="T1">public</text:span><text:span text:style-name="T7"> </text:span><text:span text:style-name="T1">static</text:span><text:span text:style-name="T7"> </text:span><text:span text:style-name="T1">void</text:span><text:span text:style-name="T7"> main(String[] </text:span><text:span text:style-name="T26">args</text:span><text:span text:style-name="T7">) {</text:span></text:p>
      <text:p text:style-name="P4"><text:span text:style-name="T7"><text:s text:c="4"/><text:tab/>ComplexNumber </text:span><text:span text:style-name="T26">n1</text:span><text:span text:style-name="T7"> = </text:span><text:span text:style-name="T1">new</text:span><text:span text:style-name="T7"> ComplexNumber(2.3, 4.5),</text:span></text:p>
      <text:p text:style-name="P4"><text:span text:style-name="T7"><text:s text:c="16"/></text:span><text:span text:style-name="T26">n2</text:span><text:span text:style-name="T7"> = </text:span><text:span text:style-name="T1">new</text:span><text:span text:style-name="T7"> ComplexNumber(3.4, 5.0),</text:span></text:p>
      <text:p text:style-name="P4"><text:span text:style-name="T7"><text:s text:c="16"/></text:span><text:span text:style-name="T26">temp</text:span><text:span text:style-name="T7">;</text:span></text:p>
      <text:p text:style-name="P4"><text:span text:style-name="T7"><text:s text:c="4"/><text:tab/>ComplexNumber </text:span><text:span text:style-name="T26">a</text:span><text:span text:style-name="T7">=</text:span><text:span text:style-name="T1">new</text:span><text:span text:style-name="T7"> ComplexNumber(5,6);</text:span></text:p>
      <text:p text:style-name="P4"><text:span text:style-name="T7"><text:s text:c="4"/><text:tab/> ComplexNumber </text:span><text:span text:style-name="T26">b</text:span><text:span text:style-name="T7">=</text:span><text:span text:style-name="T1">new</text:span><text:span text:style-name="T7"> ComplexNumber(7,9);</text:span></text:p>
      <text:p text:style-name="P4"><text:span text:style-name="T7"><text:tab/><text:tab/> System.</text:span><text:span text:style-name="T18">out</text:span><text:span text:style-name="T7">.println(</text:span><text:span text:style-name="T35">" Swapping "</text:span><text:span text:style-name="T7">);</text:span></text:p>
      <text:p text:style-name="P4"><text:span text:style-name="T7"><text:tab/><text:tab/> </text:span><text:span text:style-name="T8">swap</text:span><text:span text:style-name="T7">(</text:span><text:span text:style-name="T26">a</text:span><text:span text:style-name="T7">,</text:span><text:span text:style-name="T26">b</text:span><text:span text:style-name="T7">); </text:span></text:p>
      <text:p text:style-name="P5"><text:tab/><text:tab/></text:p>
      <text:p text:style-name="P4"><text:span text:style-name="T7"><text:s text:c="8"/></text:span><text:span text:style-name="T26">temp</text:span><text:span text:style-name="T7"> = </text:span><text:span text:style-name="T8">add</text:span><text:span text:style-name="T7">(</text:span><text:span text:style-name="T26">n1</text:span><text:span text:style-name="T7">, </text:span><text:span text:style-name="T26">n2</text:span><text:span text:style-name="T7">);</text:span></text:p>
      <text:p text:style-name="P4"><text:span text:style-name="T7"><text:s text:c="8"/>ComplexNumber </text:span><text:span text:style-name="T26">temp1</text:span><text:span text:style-name="T7"> = </text:span><text:span text:style-name="T8">sub</text:span><text:span text:style-name="T7">(</text:span><text:span text:style-name="T26">n1</text:span><text:span text:style-name="T7">,</text:span><text:span text:style-name="T26">n2</text:span><text:span text:style-name="T7">);</text:span></text:p>
      <text:p text:style-name="P4"><text:span text:style-name="T7"><text:s text:c="8"/>ComplexNumber </text:span><text:span text:style-name="T26">temp2</text:span><text:span text:style-name="T7"> = </text:span><text:span text:style-name="T8">mul</text:span><text:span text:style-name="T7">(</text:span><text:span text:style-name="T26">n1</text:span><text:span text:style-name="T7">,</text:span><text:span text:style-name="T26">n2</text:span><text:span text:style-name="T7">);</text:span></text:p>
      <text:p text:style-name="P4"><text:span text:style-name="T7"><text:s text:c="8"/></text:span><text:span text:style-name="T26">n1</text:span><text:span text:style-name="T7">.Result();</text:span></text:p>
      <text:p text:style-name="P4"><text:span text:style-name="T7"><text:s text:c="8"/></text:span><text:span text:style-name="T26">n2</text:span><text:span text:style-name="T7">.Result();</text:span></text:p>
      <text:p text:style-name="P4"><text:span text:style-name="T7"><text:s text:c="8"/>System.</text:span><text:span text:style-name="T18">out</text:span><text:span text:style-name="T7">.printf(</text:span><text:span text:style-name="T35">"Sum = %.1f + %.1fi"</text:span><text:span text:style-name="T7">, </text:span><text:span text:style-name="T26">temp</text:span><text:span text:style-name="T7">.</text:span><text:span text:style-name="T17">real</text:span><text:span text:style-name="T7">, </text:span><text:span text:style-name="T26">temp</text:span><text:span text:style-name="T7">.</text:span><text:span text:style-name="T17">imag</text:span><text:span text:style-name="T7">);</text:span></text:p>
      <text:p text:style-name="P4"><text:span text:style-name="T7"><text:s text:c="8"/>System.</text:span><text:span text:style-name="T18">out</text:span><text:span text:style-name="T7">.println();</text:span></text:p>
      <text:p text:style-name="P4"><text:span text:style-name="T7"><text:s text:c="8"/>System.</text:span><text:span text:style-name="T18">out</text:span><text:span text:style-name="T7">.printf(</text:span><text:span text:style-name="T35">"Sub = %.1f - %.1fi"</text:span><text:span text:style-name="T7">, </text:span><text:span text:style-name="T26">temp1</text:span><text:span text:style-name="T7">.</text:span><text:span text:style-name="T17">real</text:span><text:span text:style-name="T7">, </text:span><text:span text:style-name="T26">temp1</text:span><text:span text:style-name="T7">.</text:span><text:span text:style-name="T17">imag</text:span><text:span text:style-name="T7">);</text:span></text:p>
      <text:p text:style-name="P4"><text:span text:style-name="T7"><text:s text:c="8"/>System.</text:span><text:span text:style-name="T18">out</text:span><text:span text:style-name="T7">.println();</text:span></text:p>
      <text:p text:style-name="P4"><text:span text:style-name="T7"><text:s text:c="8"/>System.</text:span><text:span text:style-name="T18">out</text:span><text:span text:style-name="T7">.printf(</text:span><text:span text:style-name="T35">"Mul = %.1f * %.1fi"</text:span><text:span text:style-name="T7">, </text:span><text:span text:style-name="T26">temp2</text:span><text:span text:style-name="T7">.</text:span><text:span text:style-name="T17">real</text:span><text:span text:style-name="T7">, </text:span><text:span text:style-name="T26">temp2</text:span><text:span text:style-name="T7">.</text:span><text:span text:style-name="T17">imag</text:span><text:span text:style-name="T7">);</text:span></text:p>
      <text:p text:style-name="P5"><text:s text:c="4"/>}</text:p>
      <text:p text:style-name="P4"/>
      <text:p text:style-name="P4"><text:span text:style-name="T7"><text:s text:c="4"/></text:span><text:span text:style-name="T1">public</text:span><text:span text:style-name="T7"> </text:span><text:span text:style-name="T1">static</text:span><text:span text:style-name="T7"> ComplexNumber add(ComplexNumber </text:span><text:span text:style-name="T26">n1</text:span><text:span text:style-name="T7">, ComplexNumber </text:span><text:span text:style-name="T26">n2</text:span><text:span text:style-name="T7">)</text:span></text:p>
      <text:p text:style-name="P5"><text:s text:c="4"/>{</text:p>
      <text:p text:style-name="P4"><text:span text:style-name="T7"><text:s text:c="4"/><text:tab/>ComplexNumber </text:span><text:span text:style-name="T26">temp</text:span><text:span text:style-name="T7"> = </text:span><text:span text:style-name="T1">new</text:span><text:span text:style-name="T7"> ComplexNumber(0.0, 0.0);</text:span></text:p>
      <text:p text:style-name="P4"/>
      <text:p text:style-name="P4"><text:span text:style-name="T7"><text:s text:c="8"/></text:span><text:span text:style-name="T26">temp</text:span><text:span text:style-name="T7">.</text:span><text:span text:style-name="T17">real</text:span><text:span text:style-name="T7"> = </text:span><text:span text:style-name="T26">n1</text:span><text:span text:style-name="T7">.</text:span><text:span text:style-name="T17">real</text:span><text:span text:style-name="T7"> + </text:span><text:span text:style-name="T26">n2</text:span><text:span text:style-name="T7">.</text:span><text:span text:style-name="T17">real</text:span><text:span text:style-name="T7">;</text:span></text:p>
      <text:p text:style-name="P4"><text:span text:style-name="T7"><text:s text:c="8"/></text:span><text:span text:style-name="T26">temp</text:span><text:span text:style-name="T7">.</text:span><text:span text:style-name="T17">imag</text:span><text:span text:style-name="T7"> = </text:span><text:span text:style-name="T26">n1</text:span><text:span text:style-name="T7">.</text:span><text:span text:style-name="T17">imag</text:span><text:span text:style-name="T7"> + </text:span><text:span text:style-name="T26">n2</text:span><text:span text:style-name="T7">.</text:span><text:span text:style-name="T17">imag</text:span><text:span text:style-name="T7">;</text:span></text:p>
      <text:p text:style-name="P4"/>
      <text:p text:style-name="P4"><text:span text:style-name="T7"><text:s text:c="8"/></text:span><text:span text:style-name="T1">return</text:span><text:span text:style-name="T7">(</text:span><text:span text:style-name="T26">temp</text:span><text:span text:style-name="T7">);</text:span></text:p>
      <text:p text:style-name="P5"><text:s text:c="4"/>}</text:p>
      <text:p text:style-name="P4"><text:soft-page-break/><text:span text:style-name="T7"><text:s text:c="4"/></text:span><text:span text:style-name="T1">public</text:span><text:span text:style-name="T7"> </text:span><text:span text:style-name="T1">static</text:span><text:span text:style-name="T7"> ComplexNumber sub(ComplexNumber </text:span><text:span text:style-name="T26">n1</text:span><text:span text:style-name="T7">, ComplexNumber </text:span><text:span text:style-name="T26">n2</text:span><text:span text:style-name="T7">)</text:span></text:p>
      <text:p text:style-name="P5"><text:s text:c="4"/>{</text:p>
      <text:p text:style-name="P4"><text:span text:style-name="T7"><text:s text:c="4"/><text:tab/>ComplexNumber </text:span><text:span text:style-name="T26">temp</text:span><text:span text:style-name="T7"> = </text:span><text:span text:style-name="T1">new</text:span><text:span text:style-name="T7"> ComplexNumber(0.0, 0.0);</text:span></text:p>
      <text:p text:style-name="P4"/>
      <text:p text:style-name="P4"><text:span text:style-name="T7"><text:s text:c="8"/></text:span><text:span text:style-name="T26">temp</text:span><text:span text:style-name="T7">.</text:span><text:span text:style-name="T17">real</text:span><text:span text:style-name="T7"> = </text:span><text:span text:style-name="T26">n1</text:span><text:span text:style-name="T7">.</text:span><text:span text:style-name="T17">real</text:span><text:span text:style-name="T7"> - </text:span><text:span text:style-name="T26">n2</text:span><text:span text:style-name="T7">.</text:span><text:span text:style-name="T17">real</text:span><text:span text:style-name="T7">;</text:span></text:p>
      <text:p text:style-name="P4"><text:span text:style-name="T7"><text:s text:c="8"/></text:span><text:span text:style-name="T26">temp</text:span><text:span text:style-name="T7">.</text:span><text:span text:style-name="T17">imag</text:span><text:span text:style-name="T7"> = </text:span><text:span text:style-name="T26">n1</text:span><text:span text:style-name="T7">.</text:span><text:span text:style-name="T17">imag</text:span><text:span text:style-name="T7"> - </text:span><text:span text:style-name="T26">n2</text:span><text:span text:style-name="T7">.</text:span><text:span text:style-name="T17">imag</text:span><text:span text:style-name="T7">;</text:span></text:p>
      <text:p text:style-name="P4"><text:span text:style-name="T7"><text:s text:c="8"/></text:span><text:span text:style-name="T1">return</text:span><text:span text:style-name="T7">(</text:span><text:span text:style-name="T26">temp</text:span><text:span text:style-name="T7">);</text:span></text:p>
      <text:p text:style-name="P5"><text:s text:c="4"/>}</text:p>
      <text:p text:style-name="P5"><text:s text:c="4"/></text:p>
      <text:p text:style-name="P4"><text:span text:style-name="T7"><text:s text:c="8"/></text:span><text:span text:style-name="T1">public</text:span><text:span text:style-name="T7"> </text:span><text:span text:style-name="T1">static</text:span><text:span text:style-name="T7"> ComplexNumber mul(ComplexNumber </text:span><text:span text:style-name="T26">n1</text:span><text:span text:style-name="T7">, ComplexNumber </text:span><text:span text:style-name="T26">n2</text:span><text:span text:style-name="T7">)</text:span></text:p>
      <text:p text:style-name="P5"><text:s text:c="8"/>{</text:p>
      <text:p text:style-name="P4"><text:span text:style-name="T7"><text:s text:c="8"/><text:tab/>ComplexNumber </text:span><text:span text:style-name="T26">temp</text:span><text:span text:style-name="T7"> = </text:span><text:span text:style-name="T1">new</text:span><text:span text:style-name="T7"> ComplexNumber(0.0, 0.0);</text:span></text:p>
      <text:p text:style-name="P4"/>
      <text:p text:style-name="P4"><text:span text:style-name="T7"><text:s text:c="12"/></text:span><text:span text:style-name="T26">temp</text:span><text:span text:style-name="T7">.</text:span><text:span text:style-name="T17">real</text:span><text:span text:style-name="T7"> = </text:span><text:span text:style-name="T26">n1</text:span><text:span text:style-name="T7">.</text:span><text:span text:style-name="T17">real</text:span><text:span text:style-name="T7"> * </text:span><text:span text:style-name="T26">n2</text:span><text:span text:style-name="T7">.</text:span><text:span text:style-name="T17">real</text:span><text:span text:style-name="T7">;</text:span></text:p>
      <text:p text:style-name="P4"><text:span text:style-name="T7"><text:s text:c="12"/></text:span><text:span text:style-name="T26">temp</text:span><text:span text:style-name="T7">.</text:span><text:span text:style-name="T17">imag</text:span><text:span text:style-name="T7"> = </text:span><text:span text:style-name="T26">n1</text:span><text:span text:style-name="T7">.</text:span><text:span text:style-name="T17">imag</text:span><text:span text:style-name="T7"> * </text:span><text:span text:style-name="T26">n2</text:span><text:span text:style-name="T7">.</text:span><text:span text:style-name="T17">imag</text:span><text:span text:style-name="T7">;</text:span></text:p>
      <text:p text:style-name="P4"/>
      <text:p text:style-name="P4"><text:span text:style-name="T7"><text:s text:c="12"/></text:span><text:span text:style-name="T1">return</text:span><text:span text:style-name="T7">(</text:span><text:span text:style-name="T26">temp</text:span><text:span text:style-name="T7">);</text:span></text:p>
      <text:p text:style-name="P5"><text:s text:c="8"/>}</text:p>
      <text:p text:style-name="P4"><text:span text:style-name="T7"><text:s text:c="7"/></text:span><text:span text:style-name="T1">public</text:span><text:span text:style-name="T7"> </text:span><text:span text:style-name="T1">static</text:span><text:span text:style-name="T7"> ComplexNumber swap(ComplexNumber </text:span><text:span text:style-name="T26">n1</text:span><text:span text:style-name="T7">, ComplexNumber </text:span><text:span text:style-name="T26">n2</text:span><text:span text:style-name="T7">) {</text:span></text:p>
      <text:p text:style-name="P5"><text:s text:c="4"/><text:tab/> <text:s text:c="2"/></text:p>
      <text:p text:style-name="P4"><text:span text:style-name="T7"><text:s text:c="4"/><text:tab/> <text:s/>ComplexNumber </text:span><text:span text:style-name="T26">temp</text:span><text:span text:style-name="T7">=</text:span><text:span text:style-name="T1">new</text:span><text:span text:style-name="T7"> ComplexNumber(0.0, 0.0);</text:span></text:p>
      <text:p text:style-name="P4"><text:span text:style-name="T7"><text:s text:c="4"/><text:tab/> <text:s text:c="2"/></text:span><text:span text:style-name="T26">temp</text:span><text:span text:style-name="T7">=</text:span><text:span text:style-name="T27">n1</text:span><text:span text:style-name="T9">.</text:span><text:span text:style-name="T19">real</text:span><text:span text:style-name="T7"> ;</text:span></text:p>
      <text:p text:style-name="P4"><text:span text:style-name="T7"><text:s text:c="4"/><text:tab/> <text:s text:c="2"/></text:span><text:span text:style-name="T26">n2</text:span><text:span text:style-name="T7">.</text:span><text:span text:style-name="T17">real</text:span><text:span text:style-name="T7">=</text:span><text:span text:style-name="T27">temp</text:span><text:span text:style-name="T7">;</text:span></text:p>
      <text:p text:style-name="P5"><text:s text:c="4"/><text:tab/> <text:s text:c="2"/></text:p>
      <text:p text:style-name="P4"><text:span text:style-name="T7"><text:tab/><text:tab/></text:span><text:span text:style-name="T1">return</text:span><text:span text:style-name="T7"> </text:span><text:span text:style-name="T26">temp</text:span><text:span text:style-name="T7">;</text:span></text:p>
      <text:p text:style-name="P5"><text:s text:c="4"/><text:tab/> <text:s text:c="2"/></text:p>
      <text:p text:style-name="P5"><text:s text:c="7"/>}</text:p>
      <text:p text:style-name="P4"/>
      <text:p text:style-name="P5"><text:s/></text:p>
      <text:p text:style-name="P4"><text:span text:style-name="T7"><text:s text:c="2"/><text:tab/> </text:span><text:span text:style-name="T1">public</text:span><text:span text:style-name="T7"> </text:span><text:span text:style-name="T1">static</text:span><text:span text:style-name="T7"> </text:span><text:span text:style-name="T10">ComplexNumber</text:span><text:span text:style-name="T7"> swap1(ComplexNumber </text:span><text:span text:style-name="T26">c1</text:span><text:span text:style-name="T7">, ComplexNumber </text:span><text:span text:style-name="T26">c2</text:span><text:span text:style-name="T7">) </text:span></text:p>
      <text:p text:style-name="P5"><text:s text:c="2"/><text:tab/> {</text:p>
      <text:p text:style-name="P5"><text:s text:c="2"/><text:tab/><text:tab/></text:p>
      <text:p text:style-name="P5"><text:s text:c="2"/><text:tab/><text:tab/> </text:p>
      <text:p text:style-name="P4"><text:span text:style-name="T7"><text:s text:c="2"/><text:tab/><text:tab/>ComplexNumber </text:span><text:span text:style-name="T26">complex</text:span><text:span text:style-name="T7"> = </text:span><text:span text:style-name="T3">new</text:span><text:span text:style-name="T9"> ComplexNumber()</text:span><text:span text:style-name="T7">;</text:span></text:p>
      <text:p text:style-name="P4"><text:span text:style-name="T7"><text:s text:c="2"/><text:tab/><text:tab/> System.</text:span><text:span text:style-name="T18">out</text:span><text:span text:style-name="T7">.println(</text:span><text:span text:style-name="T35">"Before swaping-1 ="</text:span><text:span text:style-name="T7"> + </text:span><text:span text:style-name="T26">c1</text:span><text:span text:style-name="T7">.</text:span><text:span text:style-name="T17">real</text:span><text:span text:style-name="T7"> + </text:span><text:span text:style-name="T35">"+"</text:span><text:span text:style-name="T7"> + </text:span><text:span text:style-name="T26">c1</text:span><text:span text:style-name="T7">.</text:span><text:span text:style-name="T9">img</text:span><text:span text:style-name="T7"> + </text:span><text:span text:style-name="T35">"i"</text:span><text:span text:style-name="T7">); </text:span></text:p>
      <text:p text:style-name="P4"><text:span text:style-name="T7"><text:s text:c="2"/><text:tab/><text:tab/> </text:span><text:span text:style-name="T26">complex</text:span><text:span text:style-name="T7">.</text:span><text:span text:style-name="T17">real</text:span><text:span text:style-name="T7">=</text:span><text:span text:style-name="T26">c1</text:span><text:span text:style-name="T7">.</text:span><text:span text:style-name="T17">real</text:span><text:span text:style-name="T7">;</text:span></text:p>
      <text:p text:style-name="P4"><text:span text:style-name="T7"><text:s text:c="2"/><text:tab/><text:tab/> </text:span><text:span text:style-name="T26">c1</text:span><text:span text:style-name="T7">.</text:span><text:span text:style-name="T17">real</text:span><text:span text:style-name="T7">=</text:span><text:span text:style-name="T26">c1</text:span><text:span text:style-name="T7">.</text:span><text:span text:style-name="T9">img</text:span><text:span text:style-name="T7">;</text:span></text:p>
      <text:p text:style-name="P4"><text:span text:style-name="T7"><text:s text:c="2"/><text:tab/><text:tab/> </text:span><text:span text:style-name="T26">c1</text:span><text:span text:style-name="T7">.</text:span><text:span text:style-name="T9">img</text:span><text:span text:style-name="T7">=</text:span><text:span text:style-name="T26">complex</text:span><text:span text:style-name="T7">.</text:span><text:span text:style-name="T17">real</text:span><text:span text:style-name="T7">;</text:span></text:p>
      <text:p text:style-name="P4"><text:span text:style-name="T7"><text:s text:c="2"/><text:tab/><text:tab/> System.</text:span><text:span text:style-name="T18">out</text:span><text:span text:style-name="T7">.println(</text:span><text:span text:style-name="T35">"after swaping-1= "</text:span><text:span text:style-name="T7"> + </text:span><text:span text:style-name="T26">c1</text:span><text:span text:style-name="T7">.</text:span><text:span text:style-name="T17">real</text:span><text:span text:style-name="T7"> + </text:span><text:span text:style-name="T35">"+"</text:span><text:span text:style-name="T7"> + </text:span><text:span text:style-name="T26">c1</text:span><text:span text:style-name="T7">.</text:span><text:span text:style-name="T9">img</text:span><text:span text:style-name="T7"> + </text:span><text:span text:style-name="T35">"i"</text:span><text:span text:style-name="T7">);</text:span></text:p>
      <text:p text:style-name="P4"><text:span text:style-name="T7"><text:s text:c="2"/><text:tab/><text:tab/> </text:span><text:span text:style-name="T26">complex</text:span><text:span text:style-name="T7">.</text:span><text:span text:style-name="T17">real</text:span><text:span text:style-name="T7">=</text:span><text:span text:style-name="T26">c2</text:span><text:span text:style-name="T7">.</text:span><text:span text:style-name="T17">real</text:span><text:span text:style-name="T7">;</text:span></text:p>
      <text:p text:style-name="P4"><text:span text:style-name="T7"><text:s text:c="2"/><text:tab/><text:tab/> </text:span><text:span text:style-name="T26">c2</text:span><text:span text:style-name="T7">.</text:span><text:span text:style-name="T17">real</text:span><text:span text:style-name="T7">=</text:span><text:span text:style-name="T26">c2</text:span><text:span text:style-name="T7">.</text:span><text:span text:style-name="T9">img</text:span><text:span text:style-name="T7">;</text:span></text:p>
      <text:p text:style-name="P4"><text:span text:style-name="T7"><text:s text:c="2"/><text:tab/><text:tab/> </text:span><text:span text:style-name="T26">c2</text:span><text:span text:style-name="T7">.</text:span><text:span text:style-name="T9">img</text:span><text:span text:style-name="T7">=</text:span><text:span text:style-name="T26">complex</text:span><text:span text:style-name="T7">.</text:span><text:span text:style-name="T17">real</text:span><text:span text:style-name="T7">;</text:span></text:p>
      <text:p text:style-name="P4"><text:span text:style-name="T7"><text:s text:c="2"/><text:tab/><text:tab/> System.</text:span><text:span text:style-name="T18">out</text:span><text:span text:style-name="T7">.println(</text:span><text:span text:style-name="T35">"Before swaping-2 = "</text:span><text:span text:style-name="T7"> + </text:span><text:span text:style-name="T26">c2</text:span><text:span text:style-name="T7">.</text:span><text:span text:style-name="T17">real</text:span><text:span text:style-name="T7"> + </text:span><text:span text:style-name="T35">"+"</text:span><text:span text:style-name="T7"> + </text:span><text:span text:style-name="T26">c2</text:span><text:span text:style-name="T7">.</text:span><text:span text:style-name="T9">img</text:span><text:span text:style-name="T7"> + </text:span><text:span text:style-name="T35">"i"</text:span><text:span text:style-name="T7">);</text:span></text:p>
      <text:p text:style-name="P4"><text:span text:style-name="T7"><text:s text:c="2"/><text:tab/><text:tab/> System.</text:span><text:span text:style-name="T18">out</text:span><text:span text:style-name="T7">.println(</text:span><text:span text:style-name="T35">"after swaping-2= "</text:span><text:span text:style-name="T7"> + </text:span><text:span text:style-name="T26">c2</text:span><text:span text:style-name="T7">.</text:span><text:span text:style-name="T17">real</text:span><text:span text:style-name="T7"> + </text:span><text:span text:style-name="T35">"+"</text:span><text:span text:style-name="T7"> + </text:span><text:span text:style-name="T26">c2</text:span><text:span text:style-name="T7">.</text:span><text:span text:style-name="T9">img</text:span><text:span text:style-name="T7"> + </text:span><text:span text:style-name="T35">"i"</text:span><text:span text:style-name="T7">);</text:span></text:p>
      <text:p text:style-name="P4"><text:span text:style-name="T7"><text:s text:c="2"/><text:tab/><text:tab/> </text:span><text:span text:style-name="T2">return</text:span><text:span text:style-name="T10"> </text:span><text:span text:style-name="T28">complex</text:span><text:span text:style-name="T10">;</text:span></text:p>
      <text:p text:style-name="P5"><text:s text:c="2"/><text:tab/> }</text:p>
      <text:p text:style-name="P5">}</text:p>
      <text:p text:style-name="P4"/>
      <text:p text:style-name="P14"/>
      <text:p text:style-name="P11"><text:soft-page-break/>Write a class Account &amp; add methods like deposit, withdraw, print etc.</text:p>
      <text:p text:style-name="P11"><text:span text:style-name="T40">package</text:span><text:span text:style-name="T39"> com.zensar;</text:span></text:p>
      <text:p text:style-name="P11"><text:span text:style-name="T40">public</text:span><text:span text:style-name="T39"> </text:span><text:span text:style-name="T40">class</text:span><text:span text:style-name="T39"> Account {</text:span></text:p>
      <text:p text:style-name="P11"><text:span text:style-name="T39"><text:s text:c="4"/></text:span><text:span text:style-name="T40">private</text:span><text:span text:style-name="T39"> </text:span><text:span text:style-name="T40">int</text:span><text:span text:style-name="T39"> accountNumber;</text:span></text:p>
      <text:p text:style-name="P11"><text:span text:style-name="T39"><text:s text:c="4"/></text:span><text:span text:style-name="T40">private</text:span><text:span text:style-name="T39"> </text:span><text:span text:style-name="T40">double</text:span><text:span text:style-name="T39"> currentBal;</text:span></text:p>
      <text:p text:style-name="P11"><text:span text:style-name="T39"><text:s text:c="4"/>Account(</text:span><text:span text:style-name="T40">int</text:span><text:span text:style-name="T39"> accountNumber)</text:span></text:p>
      <text:p text:style-name="P12"><text:s text:c="4"/>{</text:p>
      <text:p text:style-name="P11"><text:span text:style-name="T39"><text:s text:c="2"/><text:tab/> <text:s/></text:span><text:span text:style-name="T40">this</text:span><text:span text:style-name="T39">.accountNumber=accountNumber;</text:span></text:p>
      <text:p text:style-name="P12"><text:s text:c="4"/>}</text:p>
      <text:p text:style-name="P11"><text:span text:style-name="T39"><text:s text:c="4"/></text:span><text:span text:style-name="T40">public</text:span><text:span text:style-name="T39"> </text:span><text:span text:style-name="T40">void</text:span><text:span text:style-name="T39"> setAccountNumber(</text:span><text:span text:style-name="T40">int</text:span><text:span text:style-name="T39"> accountNumber)</text:span></text:p>
      <text:p text:style-name="P12"><text:s text:c="4"/>{</text:p>
      <text:p text:style-name="P11"><text:span text:style-name="T39"><text:s text:c="2"/><text:tab/></text:span><text:span text:style-name="T40">this</text:span><text:span text:style-name="T39">.accountNumber=accountNumber; <text:s/></text:span></text:p>
      <text:p text:style-name="P12"><text:s text:c="4"/>}</text:p>
      <text:p text:style-name="P11"><text:span text:style-name="T39"><text:s text:c="4"/></text:span><text:span text:style-name="T40">public</text:span><text:span text:style-name="T39"> </text:span><text:span text:style-name="T40">int</text:span><text:span text:style-name="T39"> getAccountNumber()</text:span></text:p>
      <text:p text:style-name="P12"><text:s text:c="4"/>{</text:p>
      <text:p text:style-name="P11"><text:span text:style-name="T39"><text:s text:c="2"/><text:tab/> <text:s/></text:span><text:span text:style-name="T40">return</text:span><text:span text:style-name="T39"> accountNumber;</text:span></text:p>
      <text:p text:style-name="P12"><text:s text:c="4"/>}</text:p>
      <text:p text:style-name="P11"><text:span text:style-name="T39"><text:s text:c="4"/></text:span><text:span text:style-name="T40">public</text:span><text:span text:style-name="T39"> </text:span><text:span text:style-name="T40">void</text:span><text:span text:style-name="T39"> setCurrentBal(</text:span><text:span text:style-name="T40">double</text:span><text:span text:style-name="T39"> currentBal)</text:span></text:p>
      <text:p text:style-name="P12"><text:s text:c="4"/>{</text:p>
      <text:p text:style-name="P11"><text:span text:style-name="T39"><text:s text:c="2"/><text:tab/></text:span><text:span text:style-name="T40">this</text:span><text:span text:style-name="T39">.currentBal=currentBal; <text:s/></text:span></text:p>
      <text:p text:style-name="P12"><text:s text:c="4"/>}</text:p>
      <text:p text:style-name="P11"><text:span text:style-name="T39"><text:s text:c="4"/></text:span><text:span text:style-name="T40">public</text:span><text:span text:style-name="T39"> </text:span><text:span text:style-name="T40">double</text:span><text:span text:style-name="T39"> getCurrentBal()</text:span></text:p>
      <text:p text:style-name="P12"><text:s text:c="4"/>{</text:p>
      <text:p text:style-name="P11"><text:span text:style-name="T39"><text:s text:c="2"/><text:tab/> <text:s/></text:span><text:span text:style-name="T40">return</text:span><text:span text:style-name="T39"> currentBal;</text:span></text:p>
      <text:p text:style-name="P12"><text:s text:c="4"/>}</text:p>
      <text:p text:style-name="P11"><text:soft-page-break/><text:span text:style-name="T39"><text:s text:c="4"/></text:span><text:span text:style-name="T40">public</text:span><text:span text:style-name="T39"> <text:s/></text:span><text:span text:style-name="T40">void</text:span><text:span text:style-name="T39"> deposit(</text:span><text:span text:style-name="T40">double</text:span><text:span text:style-name="T39"> amount)</text:span></text:p>
      <text:p text:style-name="P12"><text:s text:c="4"/>{</text:p>
      <text:p text:style-name="P11"><text:span text:style-name="T39"><text:s text:c="2"/><text:tab/> </text:span><text:span text:style-name="T40">this</text:span><text:span text:style-name="T39">.currentBal += amount;</text:span></text:p>
      <text:p text:style-name="P11"><text:span text:style-name="T39"><text:s text:c="2"/><text:tab/> System.</text:span><text:span text:style-name="T41">out</text:span><text:span text:style-name="T39">.println("Your account is credited with Rs-" +amount+"Your balance is Rs-" + currentBal );</text:span></text:p>
      <text:p text:style-name="P12"><text:s text:c="2"/><text:tab/> <text:s/></text:p>
      <text:p text:style-name="P12"><text:s text:c="4"/>}</text:p>
      <text:p text:style-name="P11"><text:span text:style-name="T39"><text:s text:c="4"/></text:span><text:span text:style-name="T40">public</text:span><text:span text:style-name="T39"> <text:s/></text:span><text:span text:style-name="T40">void</text:span><text:span text:style-name="T39"> Withdraw(</text:span><text:span text:style-name="T40">double</text:span><text:span text:style-name="T39"> amount)</text:span></text:p>
      <text:p text:style-name="P12"><text:s text:c="4"/>{</text:p>
      <text:p text:style-name="P11"><text:span text:style-name="T39"><text:s text:c="2"/><text:tab/> </text:span><text:span text:style-name="T40">if</text:span><text:span text:style-name="T39">(currentBal&gt;=amount)</text:span></text:p>
      <text:p text:style-name="P12"><text:s text:c="2"/><text:tab/> {</text:p>
      <text:p text:style-name="P11"><text:span text:style-name="T39"><text:s text:c="2"/><text:tab/><text:tab/> </text:span><text:span text:style-name="T40">this</text:span><text:span text:style-name="T39">.currentBal-=amount;</text:span></text:p>
      <text:p text:style-name="P11"><text:span text:style-name="T39"><text:s text:c="2"/><text:tab/><text:tab/> System.</text:span><text:span text:style-name="T41">out</text:span><text:span text:style-name="T39">.println("Your balance amount after dedecting Rs-" + amount + "is Rs-" +currentBal);</text:span></text:p>
      <text:p text:style-name="P12"><text:s text:c="2"/><text:tab/> }</text:p>
      <text:p text:style-name="P11"><text:span text:style-name="T39"><text:s text:c="2"/><text:tab/> </text:span><text:span text:style-name="T40">else</text:span></text:p>
      <text:p text:style-name="P11"><text:span text:style-name="T39"><text:s text:c="2"/><text:tab/><text:tab/> System.</text:span><text:span text:style-name="T41">out</text:span><text:span text:style-name="T39">.println("Not Sufficient Balance");</text:span></text:p>
      <text:p text:style-name="P12"><text:s text:c="2"/><text:tab/> <text:s/></text:p>
      <text:p text:style-name="P12"><text:s text:c="4"/>}</text:p>
      <text:p text:style-name="P11"><text:span text:style-name="T40">public</text:span><text:span text:style-name="T39"> </text:span><text:span text:style-name="T40">static</text:span><text:span text:style-name="T39"> </text:span><text:span text:style-name="T40">void</text:span><text:span text:style-name="T39"> main(String[] args) {</text:span></text:p>
      <text:p text:style-name="P11"><text:span text:style-name="T39"><text:tab/><text:tab/>Account account = </text:span><text:span text:style-name="T40">new</text:span><text:span text:style-name="T39"> Account();</text:span></text:p>
      <text:p text:style-name="P12"><text:tab/><text:tab/>account.setAccountNumber(220744);</text:p>
      <text:p text:style-name="P11"><text:span text:style-name="T39"><text:tab/><text:tab/>System.</text:span><text:span text:style-name="T41">out</text:span><text:span text:style-name="T39">.println("Your account number is :" + account.getAccountNumber());</text:span></text:p>
      <text:p text:style-name="P12"><text:tab/><text:tab/>account.setCurrentBal(10000);</text:p>
      <text:p text:style-name="P12"><text:tab/><text:tab/>account.deposit(20000);</text:p>
      <text:p text:style-name="P12"><text:soft-page-break/><text:tab/><text:tab/>account.Withdraw(15000);</text:p>
      <text:p text:style-name="P12"><text:tab/>}</text:p>
      <text:p text:style-name="P12">}</text:p>
      <text:p text:style-name="P11"/>
      <text:p text:style-name="P11">Write a program to implement a Stack using arrays as follows-</text:p>
      <text:p text:style-name="P11">Class Stacked Array {</text:p>
      <text:p text:style-name="P11"><text:tab/>int ary[];</text:p>
      <text:p text:style-name="P11"><text:tab/>push (--) { }</text:p>
      <text:p text:style-name="P11"><text:tab/>pop () {--) {}</text:p>
      <text:p text:style-name="P11">}</text:p>
      <text:p text:style-name="P8"><text:span text:style-name="T6">package</text:span><text:span text:style-name="T15"> com.zensar;</text:span></text:p>
      <text:p text:style-name="P7"/>
      <text:p text:style-name="P8"><text:span text:style-name="T6">public</text:span><text:span text:style-name="T15"> </text:span><text:span text:style-name="T6">class</text:span><text:span text:style-name="T15"> Stack {</text:span></text:p>
      <text:p text:style-name="P8"><text:span text:style-name="T15"><text:tab/></text:span><text:span text:style-name="T6">int</text:span><text:span text:style-name="T15"> </text:span><text:span text:style-name="T24">arry</text:span><text:span text:style-name="T15">[]=</text:span><text:span text:style-name="T6">new</text:span><text:span text:style-name="T15"> </text:span><text:span text:style-name="T6">int</text:span><text:span text:style-name="T15">[5];</text:span></text:p>
      <text:p text:style-name="P8"><text:span text:style-name="T15"><text:tab/></text:span><text:span text:style-name="T6">int</text:span><text:span text:style-name="T15"> </text:span><text:span text:style-name="T24">top</text:span><text:span text:style-name="T15">=0;</text:span></text:p>
      <text:p text:style-name="P8"><text:span text:style-name="T15"><text:tab/></text:span><text:span text:style-name="T6">public</text:span><text:span text:style-name="T15"> </text:span><text:span text:style-name="T6">void</text:span><text:span text:style-name="T15"> push(</text:span><text:span text:style-name="T6">int</text:span><text:span text:style-name="T15"> </text:span><text:span text:style-name="T33">data</text:span><text:span text:style-name="T15">)</text:span></text:p>
      <text:p text:style-name="P6"><text:tab/>{</text:p>
      <text:p text:style-name="P8"><text:span text:style-name="T15"><text:tab/><text:tab/></text:span><text:span text:style-name="T24">arry</text:span><text:span text:style-name="T15">[</text:span><text:span text:style-name="T24">top</text:span><text:span text:style-name="T15">]=</text:span><text:span text:style-name="T33">data</text:span><text:span text:style-name="T15">;</text:span></text:p>
      <text:p text:style-name="P8"><text:span text:style-name="T15"><text:tab/><text:tab/></text:span><text:span text:style-name="T24">top</text:span><text:span text:style-name="T15">++;<text:tab/>}</text:span></text:p>
      <text:p text:style-name="P8"><text:span text:style-name="T15"><text:tab/></text:span><text:span text:style-name="T6">public</text:span><text:span text:style-name="T15"> </text:span><text:span text:style-name="T6">void</text:span><text:span text:style-name="T15"> pop()</text:span></text:p>
      <text:p text:style-name="P6"><text:tab/>{</text:p>
      <text:p text:style-name="P8"><text:span text:style-name="T15"><text:tab/><text:tab/></text:span><text:span text:style-name="T6">int</text:span><text:span text:style-name="T15"> </text:span><text:span text:style-name="T34">data</text:span><text:span text:style-name="T15">;</text:span></text:p>
      <text:p text:style-name="P8"><text:span text:style-name="T15"><text:tab/><text:tab/></text:span><text:span text:style-name="T24">top</text:span><text:span text:style-name="T15">--;</text:span></text:p>
      <text:p text:style-name="P8"><text:span text:style-name="T15"><text:tab/> <text:s text:c="3"/></text:span><text:span text:style-name="T24">arry</text:span><text:span text:style-name="T15">[</text:span><text:span text:style-name="T24">top</text:span><text:span text:style-name="T15">]=0;</text:span></text:p>
      <text:p text:style-name="P6"><text:tab/>}</text:p>
      <text:p text:style-name="P8"><text:span text:style-name="T15"><text:tab/></text:span><text:span text:style-name="T6">public</text:span><text:span text:style-name="T15"> </text:span><text:span text:style-name="T6">void</text:span><text:span text:style-name="T15"> show()</text:span></text:p>
      <text:p text:style-name="P6"><text:tab/>{</text:p>
      <text:p text:style-name="P8"><text:span text:style-name="T15"><text:tab/><text:tab/>System.</text:span><text:span text:style-name="T25">out</text:span><text:span text:style-name="T15">.println(</text:span><text:span text:style-name="T38">"array elements are : "</text:span><text:span text:style-name="T15"> );</text:span></text:p>
      <text:p text:style-name="P8"><text:span text:style-name="T15"><text:tab/><text:tab/></text:span><text:span text:style-name="T6">for</text:span><text:span text:style-name="T15">(</text:span><text:span text:style-name="T6">int</text:span><text:span text:style-name="T15"> </text:span><text:span text:style-name="T33">i</text:span><text:span text:style-name="T15">=0;</text:span><text:span text:style-name="T33">i</text:span><text:span text:style-name="T15">&lt;</text:span><text:span text:style-name="T24">arry</text:span><text:span text:style-name="T15">.</text:span><text:span text:style-name="T24">length</text:span><text:span text:style-name="T15">;</text:span><text:span text:style-name="T33">i</text:span><text:span text:style-name="T15">++)</text:span></text:p>
      <text:p text:style-name="P6"><text:tab/><text:tab/>{</text:p>
      <text:p text:style-name="P6"><text:tab/><text:tab/><text:tab/></text:p>
      <text:p text:style-name="P8"><text:span text:style-name="T15"><text:tab/><text:tab/>System.</text:span><text:span text:style-name="T25">out</text:span><text:span text:style-name="T15">.println(</text:span><text:span text:style-name="T38">"arr["</text:span><text:span text:style-name="T15"> + </text:span><text:span text:style-name="T33">i</text:span><text:span text:style-name="T15"> +</text:span><text:span text:style-name="T38">"] ="</text:span><text:span text:style-name="T15">+</text:span><text:span text:style-name="T24">arry</text:span><text:span text:style-name="T15">[</text:span><text:span text:style-name="T33">i</text:span><text:span text:style-name="T15">]);</text:span></text:p>
      <text:p text:style-name="P6"><text:tab/><text:tab/>}</text:p>
      <text:p text:style-name="P6"><text:tab/>}</text:p>
      <text:p text:style-name="P8"><text:span text:style-name="T15"><text:tab/></text:span><text:span text:style-name="T6">public</text:span><text:span text:style-name="T15"> </text:span><text:span text:style-name="T6">static</text:span><text:span text:style-name="T15"> </text:span><text:span text:style-name="T6">void</text:span><text:span text:style-name="T15"> main(String[] </text:span><text:span text:style-name="T33">args</text:span><text:span text:style-name="T15">)</text:span></text:p>
      <text:p text:style-name="P6"><text:tab/>{</text:p>
      <text:p text:style-name="P6"><text:tab/><text:tab/></text:p>
      <text:p text:style-name="P8"><text:span text:style-name="T15"><text:tab/><text:tab/>Stack </text:span><text:span text:style-name="T33">s</text:span><text:span text:style-name="T15"> = </text:span><text:span text:style-name="T6">new</text:span><text:span text:style-name="T15"> Stack();</text:span></text:p>
      <text:p text:style-name="P8"><text:span text:style-name="T15"><text:tab/><text:tab/></text:span><text:span text:style-name="T33">s</text:span><text:span text:style-name="T15">.push(10);</text:span></text:p>
      <text:p text:style-name="P8"><text:soft-page-break/><text:span text:style-name="T15"><text:tab/><text:tab/></text:span><text:span text:style-name="T33">s</text:span><text:span text:style-name="T15">.push(20);</text:span></text:p>
      <text:p text:style-name="P8"><text:span text:style-name="T15"><text:tab/><text:tab/></text:span><text:span text:style-name="T33">s</text:span><text:span text:style-name="T15">.push(30);</text:span></text:p>
      <text:p text:style-name="P8"><text:span text:style-name="T15"><text:tab/><text:tab/></text:span><text:span text:style-name="T33">s</text:span><text:span text:style-name="T15">.push(40);</text:span></text:p>
      <text:p text:style-name="P8"><text:span text:style-name="T15"><text:tab/><text:tab/></text:span><text:span text:style-name="T33">s</text:span><text:span text:style-name="T15">.push(50);</text:span></text:p>
      <text:p text:style-name="P8"><text:span text:style-name="T15"><text:tab/><text:tab/></text:span><text:span text:style-name="T33">s</text:span><text:span text:style-name="T15">.show();</text:span></text:p>
      <text:p text:style-name="P8"><text:span text:style-name="T15"><text:tab/><text:tab/></text:span><text:span text:style-name="T33">s</text:span><text:span text:style-name="T15">.pop();</text:span></text:p>
      <text:p text:style-name="P8"><text:span text:style-name="T15"><text:tab/><text:tab/></text:span><text:span text:style-name="T33">s</text:span><text:span text:style-name="T15">.show();</text:span></text:p>
      <text:p text:style-name="P8"><text:span text:style-name="T15"><text:tab/><text:tab/></text:span><text:span text:style-name="T33">s</text:span><text:span text:style-name="T15">.pop();</text:span></text:p>
      <text:p text:style-name="P8"><text:span text:style-name="T15"><text:tab/><text:tab/></text:span><text:span text:style-name="T33">s</text:span><text:span text:style-name="T15">.show();</text:span></text:p>
      <text:p text:style-name="P8"><text:span text:style-name="T15"><text:tab/><text:tab/></text:span><text:span text:style-name="T33">s</text:span><text:span text:style-name="T15">.pop();</text:span></text:p>
      <text:p text:style-name="P8"><text:span text:style-name="T15"><text:tab/><text:tab/></text:span><text:span text:style-name="T33">s</text:span><text:span text:style-name="T15">.show();</text:span></text:p>
      <text:p text:style-name="P8"><text:span text:style-name="T15"><text:tab/><text:tab/></text:span><text:span text:style-name="T33">s</text:span><text:span text:style-name="T15">.pop();</text:span></text:p>
      <text:p text:style-name="P8"><text:span text:style-name="T15"><text:tab/><text:tab/></text:span><text:span text:style-name="T33">s</text:span><text:span text:style-name="T15">.show();</text:span></text:p>
      <text:p text:style-name="P8"><text:span text:style-name="T15"><text:tab/><text:tab/></text:span><text:span text:style-name="T33">s</text:span><text:span text:style-name="T15">.pop();</text:span></text:p>
      <text:p text:style-name="P8"><text:span text:style-name="T15"><text:tab/><text:tab/></text:span><text:span text:style-name="T33">s</text:span><text:span text:style-name="T15">.show();</text:span></text:p>
      <text:p text:style-name="P6"><text:tab/><text:tab/></text:p>
      <text:p text:style-name="P6"><text:tab/>}</text:p>
      <text:p text:style-name="P13">}</text:p>
      <text:p text:style-name="P15"/>
      <text:p text:style-name="P11">Write a program to implement a Queue using arrays as follows-</text:p>
      <text:p text:style-name="P11">class Queued Array {</text:p>
      <text:p text:style-name="P11"><text:tab/>int array[];</text:p>
      <text:p text:style-name="P11"><text:tab/>push(--) { }</text:p>
      <text:p text:style-name="P11"><text:tab/>pop() {--) {}</text:p>
      <text:p text:style-name="P11">}</text:p>
      <text:p text:style-name="P8"><text:span text:style-name="T6">package</text:span><text:span text:style-name="T15"> com.zensar;</text:span></text:p>
      <text:p text:style-name="P7"/>
      <text:p text:style-name="P8"><text:span text:style-name="T6">public</text:span><text:span text:style-name="T15"> </text:span><text:span text:style-name="T6">class</text:span><text:span text:style-name="T15"> Queue</text:span></text:p>
      <text:p text:style-name="P6">{</text:p>
      <text:p text:style-name="P8"><text:span text:style-name="T15"><text:tab/></text:span><text:span text:style-name="T6">int</text:span><text:span text:style-name="T15"> </text:span><text:span text:style-name="T24">n</text:span><text:span text:style-name="T15"> = 100;</text:span></text:p>
      <text:p text:style-name="P8"><text:span text:style-name="T15"><text:tab/></text:span><text:span text:style-name="T6">int</text:span><text:span text:style-name="T15"> </text:span><text:span text:style-name="T24">arr</text:span><text:span text:style-name="T15">[] = </text:span><text:span text:style-name="T6">new</text:span><text:span text:style-name="T15"> </text:span><text:span text:style-name="T6">int</text:span><text:span text:style-name="T15">[</text:span><text:span text:style-name="T24">n</text:span><text:span text:style-name="T15">];</text:span></text:p>
      <text:p text:style-name="P8"><text:span text:style-name="T15"><text:tab/></text:span><text:span text:style-name="T6">int</text:span><text:span text:style-name="T15"> </text:span><text:span text:style-name="T24">rear</text:span><text:span text:style-name="T15">=-1, </text:span><text:span text:style-name="T24">front</text:span><text:span text:style-name="T15"> = 0;</text:span></text:p>
      <text:p text:style-name="P6"><text:tab/></text:p>
      <text:p text:style-name="P8"><text:span text:style-name="T15"><text:tab/></text:span><text:span text:style-name="T6">void</text:span><text:span text:style-name="T15"> enQueue(</text:span><text:span text:style-name="T6">int</text:span><text:span text:style-name="T15"> </text:span><text:span text:style-name="T33">value</text:span><text:span text:style-name="T15">)</text:span></text:p>
      <text:p text:style-name="P6"><text:tab/>{</text:p>
      <text:p text:style-name="P8"><text:span text:style-name="T15"><text:tab/><text:tab/></text:span><text:span text:style-name="T6">if</text:span><text:span text:style-name="T15">(</text:span><text:span text:style-name="T24">rear</text:span><text:span text:style-name="T15"> == (</text:span><text:span text:style-name="T24">n</text:span><text:span text:style-name="T15">-1))</text:span></text:p>
      <text:p text:style-name="P8"><text:span text:style-name="T15"><text:tab/><text:tab/><text:tab/>System.</text:span><text:span text:style-name="T25">out</text:span><text:span text:style-name="T15">.println(</text:span><text:span text:style-name="T38">"queue is full"</text:span><text:span text:style-name="T15">);</text:span></text:p>
      <text:p text:style-name="P6"><text:tab/><text:tab/></text:p>
      <text:p text:style-name="P8"><text:span text:style-name="T15"><text:tab/><text:tab/></text:span><text:span text:style-name="T24">arr</text:span><text:span text:style-name="T15">[</text:span><text:span text:style-name="T24">rear</text:span><text:span text:style-name="T15">+1] = </text:span><text:span text:style-name="T33">value</text:span><text:span text:style-name="T15">;</text:span></text:p>
      <text:p text:style-name="P8"><text:span text:style-name="T15"><text:tab/><text:tab/></text:span><text:span text:style-name="T24">rear</text:span><text:span text:style-name="T15">++;</text:span></text:p>
      <text:p text:style-name="P6"><text:tab/>}</text:p>
      <text:p text:style-name="P6"><text:soft-page-break/><text:tab/></text:p>
      <text:p text:style-name="P8"><text:span text:style-name="T15"><text:tab/></text:span><text:span text:style-name="T6">void</text:span><text:span text:style-name="T15"> deQueue()</text:span></text:p>
      <text:p text:style-name="P6"><text:tab/>{</text:p>
      <text:p text:style-name="P8"><text:span text:style-name="T15"><text:tab/><text:tab/></text:span><text:span text:style-name="T6">if</text:span><text:span text:style-name="T15">(</text:span><text:span text:style-name="T24">rear</text:span><text:span text:style-name="T15"> == </text:span><text:span text:style-name="T24">front</text:span><text:span text:style-name="T15">)</text:span></text:p>
      <text:p text:style-name="P8"><text:span text:style-name="T15"><text:tab/><text:tab/><text:tab/>System.</text:span><text:span text:style-name="T25">out</text:span><text:span text:style-name="T15">.println(</text:span><text:span text:style-name="T38">"queue is empty"</text:span><text:span text:style-name="T15">);</text:span></text:p>
      <text:p text:style-name="P6"><text:tab/><text:tab/></text:p>
      <text:p text:style-name="P8"><text:span text:style-name="T15"><text:tab/><text:tab/></text:span><text:span text:style-name="T6">for</text:span><text:span text:style-name="T15">(</text:span><text:span text:style-name="T6">int</text:span><text:span text:style-name="T15"> </text:span><text:span text:style-name="T33">i</text:span><text:span text:style-name="T15">=0;</text:span><text:span text:style-name="T33">i</text:span><text:span text:style-name="T15">&lt;=</text:span><text:span text:style-name="T24">rear</text:span><text:span text:style-name="T15">;</text:span><text:span text:style-name="T33">i</text:span><text:span text:style-name="T15">++)</text:span></text:p>
      <text:p text:style-name="P8"><text:span text:style-name="T15"><text:tab/><text:tab/><text:tab/></text:span><text:span text:style-name="T24">arr</text:span><text:span text:style-name="T15">[</text:span><text:span text:style-name="T33">i</text:span><text:span text:style-name="T15">] = </text:span><text:span text:style-name="T24">arr</text:span><text:span text:style-name="T15">[</text:span><text:span text:style-name="T33">i</text:span><text:span text:style-name="T15">+1];</text:span></text:p>
      <text:p text:style-name="P6"><text:tab/><text:tab/></text:p>
      <text:p text:style-name="P8"><text:span text:style-name="T15"><text:tab/><text:tab/>--</text:span><text:span text:style-name="T24">rear</text:span><text:span text:style-name="T15">;</text:span></text:p>
      <text:p text:style-name="P6"><text:tab/><text:tab/></text:p>
      <text:p text:style-name="P6"><text:tab/>}</text:p>
      <text:p text:style-name="P6"><text:tab/></text:p>
      <text:p text:style-name="P8"><text:span text:style-name="T15"><text:tab/></text:span><text:span text:style-name="T6">void</text:span><text:span text:style-name="T15"> display()</text:span></text:p>
      <text:p text:style-name="P6"><text:tab/>{</text:p>
      <text:p text:style-name="P8"><text:span text:style-name="T15"><text:tab/><text:tab/></text:span><text:span text:style-name="T6">for</text:span><text:span text:style-name="T15">(</text:span><text:span text:style-name="T6">int</text:span><text:span text:style-name="T15"> </text:span><text:span text:style-name="T33">i</text:span><text:span text:style-name="T15"> = 0; </text:span><text:span text:style-name="T33">i</text:span><text:span text:style-name="T15">&lt;=</text:span><text:span text:style-name="T24">rear</text:span><text:span text:style-name="T15"> ; </text:span><text:span text:style-name="T33">i</text:span><text:span text:style-name="T15">++)</text:span></text:p>
      <text:p text:style-name="P6"><text:tab/><text:tab/>{</text:p>
      <text:p text:style-name="P8"><text:span text:style-name="T15"><text:tab/><text:tab/><text:tab/>System.</text:span><text:span text:style-name="T25">out</text:span><text:span text:style-name="T15">.println(</text:span><text:span text:style-name="T24">arr</text:span><text:span text:style-name="T15">[</text:span><text:span text:style-name="T33">i</text:span><text:span text:style-name="T15">]);</text:span></text:p>
      <text:p text:style-name="P6"><text:tab/><text:tab/>}</text:p>
      <text:p text:style-name="P6"><text:tab/>}</text:p>
      <text:p text:style-name="P6"><text:tab/></text:p>
      <text:p text:style-name="P8"><text:span text:style-name="T15"><text:tab/></text:span><text:span text:style-name="T6">public</text:span><text:span text:style-name="T15"> </text:span><text:span text:style-name="T6">static</text:span><text:span text:style-name="T15"> </text:span><text:span text:style-name="T6">void</text:span><text:span text:style-name="T15"> main(String[] </text:span><text:span text:style-name="T33">args</text:span><text:span text:style-name="T15">) {</text:span></text:p>
      <text:p text:style-name="P8"><text:span text:style-name="T15"><text:tab/><text:tab/>Queue </text:span><text:span text:style-name="T33">s</text:span><text:span text:style-name="T15"> = </text:span><text:span text:style-name="T6">new</text:span><text:span text:style-name="T15"> Queue();</text:span></text:p>
      <text:p text:style-name="P8"><text:span text:style-name="T15"><text:tab/><text:tab/></text:span><text:span text:style-name="T33">s</text:span><text:span text:style-name="T15">.enQueue(50);</text:span></text:p>
      <text:p text:style-name="P8"><text:span text:style-name="T15"><text:tab/><text:tab/></text:span><text:span text:style-name="T33">s</text:span><text:span text:style-name="T15">.enQueue(20);</text:span></text:p>
      <text:p text:style-name="P8"><text:span text:style-name="T15"><text:tab/><text:tab/></text:span><text:span text:style-name="T33">s</text:span><text:span text:style-name="T15">.enQueue(54);</text:span></text:p>
      <text:p text:style-name="P8"><text:span text:style-name="T15"><text:tab/><text:tab/></text:span><text:span text:style-name="T33">s</text:span><text:span text:style-name="T15">.enQueue(36);</text:span></text:p>
      <text:p text:style-name="P8"><text:span text:style-name="T15"><text:tab/><text:tab/></text:span><text:span text:style-name="T33">s</text:span><text:span text:style-name="T15">.enQueue(37);</text:span></text:p>
      <text:p text:style-name="P8"><text:span text:style-name="T15"><text:tab/><text:tab/></text:span><text:span text:style-name="T33">s</text:span><text:span text:style-name="T15">.enQueue(99);</text:span></text:p>
      <text:p text:style-name="P8"><text:span text:style-name="T15"><text:tab/><text:tab/></text:span><text:span text:style-name="T33">s</text:span><text:span text:style-name="T15">.display();</text:span></text:p>
      <text:p text:style-name="P6"><text:tab/><text:tab/></text:p>
      <text:p text:style-name="P8"><text:span text:style-name="T15"><text:tab/><text:tab/>System.</text:span><text:span text:style-name="T25">out</text:span><text:span text:style-name="T15">.println(</text:span><text:span text:style-name="T38">"After deQueue"</text:span><text:span text:style-name="T15">);</text:span></text:p>
      <text:p text:style-name="P8"><text:span text:style-name="T15"><text:tab/><text:tab/></text:span><text:span text:style-name="T33">s</text:span><text:span text:style-name="T15">.deQueue();</text:span></text:p>
      <text:p text:style-name="P8"><text:span text:style-name="T15"><text:tab/><text:tab/></text:span><text:span text:style-name="T33">s</text:span><text:span text:style-name="T15">.display();</text:span></text:p>
      <text:p text:style-name="P6"><text:tab/><text:tab/><text:tab/></text:p>
      <text:p text:style-name="P6"><text:tab/>}</text:p>
      <text:p text:style-name="P6"><text:tab/></text:p>
      <text:p text:style-name="P13">}</text:p>
      <text:p text:style-name="P15"/>
      <text:p text:style-name="P11">Write a single tone class. Confirm that single tone class cannot be inherited.</text:p>
      <text:p text:style-name="P11"><text:span text:style-name="T40">package</text:span><text:span text:style-name="T39"> com.zensar;</text:span></text:p>
      <text:p text:style-name="P12"/>
      <text:p text:style-name="P11"><text:span text:style-name="T40">public</text:span><text:span text:style-name="T39"> </text:span><text:span text:style-name="T40">class</text:span><text:span text:style-name="T39"> Singletone {</text:span></text:p>
      <text:p text:style-name="P11"><text:soft-page-break/><text:span text:style-name="T39"><text:tab/> </text:span><text:span text:style-name="T40">private</text:span><text:span text:style-name="T39"> </text:span><text:span text:style-name="T40">static</text:span><text:span text:style-name="T39"> Singletone </text:span><text:span text:style-name="T42">singletone</text:span><text:span text:style-name="T39">=</text:span><text:span text:style-name="T40">null</text:span><text:span text:style-name="T39">;</text:span></text:p>
      <text:p text:style-name="P11"><text:span text:style-name="T39"><text:tab/></text:span><text:span text:style-name="T40">public</text:span><text:span text:style-name="T39"> </text:span><text:span text:style-name="T40">static</text:span><text:span text:style-name="T39"> Singletone singletoneMethod()</text:span></text:p>
      <text:p text:style-name="P12"><text:tab/>{</text:p>
      <text:p text:style-name="P11"><text:span text:style-name="T39"><text:tab/><text:tab/></text:span><text:span text:style-name="T40">if</text:span><text:span text:style-name="T39">(</text:span><text:span text:style-name="T42">singletone</text:span><text:span text:style-name="T39"> == </text:span><text:span text:style-name="T40">null</text:span><text:span text:style-name="T39">)</text:span></text:p>
      <text:p text:style-name="P12"><text:tab/><text:tab/>{</text:p>
      <text:p text:style-name="P11"><text:span text:style-name="T39"><text:tab/><text:tab/><text:tab/>System.</text:span><text:span text:style-name="T41">out</text:span><text:span text:style-name="T39">.println("object is null---create object");</text:span></text:p>
      <text:p text:style-name="P11"><text:span text:style-name="T39"><text:tab/><text:tab/><text:tab/></text:span><text:span text:style-name="T42">singletone</text:span><text:span text:style-name="T39">=</text:span><text:span text:style-name="T40">new</text:span><text:span text:style-name="T39"> Singletone();</text:span></text:p>
      <text:p text:style-name="P11"><text:span text:style-name="T39"><text:tab/><text:tab/><text:tab/></text:span><text:span text:style-name="T40">return</text:span><text:span text:style-name="T39"> </text:span><text:span text:style-name="T42">singletone</text:span><text:span text:style-name="T39">;</text:span></text:p>
      <text:p text:style-name="P12"><text:tab/><text:tab/>}</text:p>
      <text:p text:style-name="P11"><text:span text:style-name="T39"><text:tab/><text:tab/></text:span><text:span text:style-name="T40">else</text:span></text:p>
      <text:p text:style-name="P12"><text:tab/><text:tab/>{</text:p>
      <text:p text:style-name="P11"><text:span text:style-name="T39"><text:tab/><text:tab/><text:tab/>System.</text:span><text:span text:style-name="T41">out</text:span><text:span text:style-name="T39">.println("object cannot be created");</text:span></text:p>
      <text:p text:style-name="P11"><text:span text:style-name="T39"><text:tab/><text:tab/><text:tab/></text:span><text:span text:style-name="T40">return</text:span><text:span text:style-name="T39"> </text:span><text:span text:style-name="T42">singletone</text:span><text:span text:style-name="T39">;</text:span></text:p>
      <text:p text:style-name="P12"><text:tab/><text:tab/>}</text:p>
      <text:p text:style-name="P12"><text:tab/><text:tab/><text:tab/></text:p>
      <text:p text:style-name="P12"><text:tab/>}</text:p>
      <text:p text:style-name="P11"><text:span text:style-name="T39"><text:tab/></text:span><text:span text:style-name="T40">public</text:span><text:span text:style-name="T39"> </text:span><text:span text:style-name="T40">static</text:span><text:span text:style-name="T39"> </text:span><text:span text:style-name="T40">void</text:span><text:span text:style-name="T39"> main(String[] args) {</text:span></text:p>
      <text:p text:style-name="P11"><text:span text:style-name="T39"><text:tab/><text:tab/>// </text:span><text:span text:style-name="T40">TODO</text:span><text:span text:style-name="T39"> Auto-generated method stub</text:span></text:p>
      <text:p text:style-name="P11"><text:span text:style-name="T39"><text:tab/><text:tab/>Singletone </text:span><text:span text:style-name="T43">singletone</text:span><text:span text:style-name="T39">=Singletone.</text:span><text:span text:style-name="T42">singletoneMethod</text:span><text:span text:style-name="T39">();</text:span></text:p>
      <text:p text:style-name="P11"><text:span text:style-name="T39"><text:tab/><text:tab/>Singletone </text:span><text:span text:style-name="T43">singletone1</text:span><text:span text:style-name="T39">=Singletone.</text:span><text:span text:style-name="T42">singletoneMethod</text:span><text:span text:style-name="T39">();</text:span></text:p>
      <text:p text:style-name="P12"><text:tab/>}</text:p>
      <text:p text:style-name="P12">}</text:p>
      <text:p text:style-name="P11"/>
      <text:p text:style-name="P11">Write java classes to build doubly linked list. Add functionalities like add new node, insert node, delete node, count nodes &amp; print linked list.</text:p>
      <text:p text:style-name="P11"><text:soft-page-break/>class Node {</text:p>
      <text:p text:style-name="P11"><text:tab/>Node previous;</text:p>
      <text:p text:style-name="P11"><text:tab/>Node next;</text:p>
      <text:p text:style-name="P11"><text:tab/>Int data;</text:p>
      <text:p text:style-name="P11">}</text:p>
      <text:p text:style-name="P8"><text:span text:style-name="T6">package</text:span><text:span text:style-name="T15"> com.zensar;</text:span></text:p>
      <text:p text:style-name="P7"/>
      <text:p text:style-name="P8"><text:span text:style-name="T6">class</text:span><text:span text:style-name="T15"> DLL</text:span></text:p>
      <text:p text:style-name="P6">{</text:p>
      <text:p text:style-name="P6"><text:tab/></text:p>
      <text:p text:style-name="P8"><text:span text:style-name="T15"><text:tab/>Node </text:span><text:span text:style-name="T24">head</text:span><text:span text:style-name="T15">,</text:span><text:span text:style-name="T24">tail</text:span><text:span text:style-name="T15"> = </text:span><text:span text:style-name="T6">null</text:span><text:span text:style-name="T15">;</text:span></text:p>
      <text:p text:style-name="P8"><text:span text:style-name="T15"><text:tab/></text:span><text:span text:style-name="T6">class</text:span><text:span text:style-name="T15"> Node</text:span></text:p>
      <text:p text:style-name="P6"><text:tab/>{</text:p>
      <text:p text:style-name="P8"><text:span text:style-name="T15"><text:tab/><text:tab/></text:span><text:span text:style-name="T6">int</text:span><text:span text:style-name="T15"> </text:span><text:span text:style-name="T24">data</text:span><text:span text:style-name="T15">;</text:span></text:p>
      <text:p text:style-name="P8"><text:span text:style-name="T15"><text:tab/><text:tab/>Node </text:span><text:span text:style-name="T24">prev</text:span><text:span text:style-name="T15">;</text:span></text:p>
      <text:p text:style-name="P8"><text:span text:style-name="T15"><text:tab/><text:tab/>Node </text:span><text:span text:style-name="T24">next</text:span><text:span text:style-name="T15">;</text:span></text:p>
      <text:p text:style-name="P6"><text:tab/><text:tab/></text:p>
      <text:p text:style-name="P8"><text:span text:style-name="T15"><text:tab/><text:tab/>Node(</text:span><text:span text:style-name="T6">int</text:span><text:span text:style-name="T15"> </text:span><text:span text:style-name="T33">d</text:span><text:span text:style-name="T15">)</text:span></text:p>
      <text:p text:style-name="P6"><text:tab/><text:tab/>{</text:p>
      <text:p text:style-name="P8"><text:span text:style-name="T15"><text:tab/><text:tab/><text:tab/></text:span><text:span text:style-name="T24">data</text:span><text:span text:style-name="T15"> = </text:span><text:span text:style-name="T33">d</text:span><text:span text:style-name="T15">;</text:span></text:p>
      <text:p text:style-name="P6"><text:tab/><text:tab/>}</text:p>
      <text:p text:style-name="P6"><text:tab/>}</text:p>
      <text:p text:style-name="P6"><text:tab/></text:p>
      <text:p text:style-name="P8"><text:span text:style-name="T15"><text:tab/></text:span><text:span text:style-name="T6">void</text:span><text:span text:style-name="T15"> insert(</text:span><text:span text:style-name="T6">int</text:span><text:span text:style-name="T15"> </text:span><text:span text:style-name="T33">data</text:span><text:span text:style-name="T15">)</text:span></text:p>
      <text:p text:style-name="P6"><text:tab/>{</text:p>
      <text:p text:style-name="P8"><text:span text:style-name="T15"><text:tab/><text:tab/>Node </text:span><text:span text:style-name="T33">new_node</text:span><text:span text:style-name="T15"> = </text:span><text:span text:style-name="T6">new</text:span><text:span text:style-name="T15"> Node(</text:span><text:span text:style-name="T33">data</text:span><text:span text:style-name="T15">);</text:span></text:p>
      <text:p text:style-name="P6"><text:tab/><text:tab/></text:p>
      <text:p text:style-name="P8"><text:span text:style-name="T15"><text:tab/><text:tab/></text:span><text:span text:style-name="T6">if</text:span><text:span text:style-name="T15">(</text:span><text:span text:style-name="T24">head</text:span><text:span text:style-name="T15">==</text:span><text:span text:style-name="T6">null</text:span><text:span text:style-name="T15">)</text:span></text:p>
      <text:p text:style-name="P6"><text:tab/><text:tab/>{</text:p>
      <text:p text:style-name="P8"><text:span text:style-name="T15"><text:tab/><text:tab/><text:tab/></text:span><text:span text:style-name="T24">head</text:span><text:span text:style-name="T15"> = </text:span><text:span text:style-name="T24">tail</text:span><text:span text:style-name="T15"> = </text:span><text:span text:style-name="T33">new_node</text:span><text:span text:style-name="T15">;</text:span></text:p>
      <text:p text:style-name="P8"><text:span text:style-name="T15"><text:tab/><text:tab/><text:tab/></text:span><text:span text:style-name="T24">head</text:span><text:span text:style-name="T15">.</text:span><text:span text:style-name="T24">prev</text:span><text:span text:style-name="T15"> = </text:span><text:span text:style-name="T6">null</text:span><text:span text:style-name="T15">;</text:span></text:p>
      <text:p text:style-name="P8"><text:span text:style-name="T15"><text:tab/><text:tab/><text:tab/></text:span><text:span text:style-name="T24">tail</text:span><text:span text:style-name="T15">.</text:span><text:span text:style-name="T24">next</text:span><text:span text:style-name="T15"> = </text:span><text:span text:style-name="T6">null</text:span><text:span text:style-name="T15">;</text:span></text:p>
      <text:p text:style-name="P6"><text:tab/><text:tab/>}</text:p>
      <text:p text:style-name="P6"><text:tab/><text:tab/></text:p>
      <text:p text:style-name="P8"><text:span text:style-name="T15"><text:tab/><text:tab/></text:span><text:span text:style-name="T24">tail</text:span><text:span text:style-name="T15">.</text:span><text:span text:style-name="T24">next</text:span><text:span text:style-name="T15"> = </text:span><text:span text:style-name="T33">new_node</text:span><text:span text:style-name="T15">;</text:span></text:p>
      <text:p text:style-name="P8"><text:span text:style-name="T15"><text:tab/><text:tab/></text:span><text:span text:style-name="T33">new_node</text:span><text:span text:style-name="T15">.</text:span><text:span text:style-name="T24">prev</text:span><text:span text:style-name="T15"> = </text:span><text:span text:style-name="T24">tail</text:span><text:span text:style-name="T15">;</text:span></text:p>
      <text:p text:style-name="P8"><text:span text:style-name="T15"><text:tab/><text:tab/></text:span><text:span text:style-name="T24">tail</text:span><text:span text:style-name="T15"> = </text:span><text:span text:style-name="T33">new_node</text:span><text:span text:style-name="T15">;</text:span></text:p>
      <text:p text:style-name="P8"><text:span text:style-name="T15"><text:tab/><text:tab/></text:span><text:span text:style-name="T33">new_node</text:span><text:span text:style-name="T15">.</text:span><text:span text:style-name="T24">next</text:span><text:span text:style-name="T15"> = </text:span><text:span text:style-name="T6">null</text:span><text:span text:style-name="T15">;</text:span></text:p>
      <text:p text:style-name="P6"><text:tab/><text:tab/></text:p>
      <text:p text:style-name="P6"><text:tab/>}</text:p>
      <text:p text:style-name="P6"><text:tab/></text:p>
      <text:p text:style-name="P8"><text:span text:style-name="T15"><text:tab/></text:span><text:span text:style-name="T6">void</text:span><text:span text:style-name="T15"> delete(Node </text:span><text:span text:style-name="T33">del</text:span><text:span text:style-name="T15">)</text:span></text:p>
      <text:p text:style-name="P6"><text:tab/>{</text:p>
      <text:p text:style-name="P8"><text:span text:style-name="T15"><text:tab/><text:tab/></text:span><text:span text:style-name="T6">if</text:span><text:span text:style-name="T15">(</text:span><text:span text:style-name="T24">head</text:span><text:span text:style-name="T15"> == </text:span><text:span text:style-name="T6">null</text:span><text:span text:style-name="T15"> ) </text:span></text:p>
      <text:p text:style-name="P6"><text:soft-page-break/><text:tab/><text:tab/>{</text:p>
      <text:p text:style-name="P8"><text:span text:style-name="T15"><text:s text:c="12"/></text:span><text:span text:style-name="T6">return</text:span><text:span text:style-name="T15">;</text:span></text:p>
      <text:p text:style-name="P6"><text:s text:c="8"/>}</text:p>
      <text:p text:style-name="P6"><text:tab/><text:tab/></text:p>
      <text:p text:style-name="P8"><text:span text:style-name="T15"><text:s text:c="8"/></text:span><text:span text:style-name="T6">if</text:span><text:span text:style-name="T15">(</text:span><text:span text:style-name="T24">head</text:span><text:span text:style-name="T15"> == </text:span><text:span text:style-name="T33">del</text:span><text:span text:style-name="T15">) {</text:span></text:p>
      <text:p text:style-name="P8"><text:span text:style-name="T15"><text:s text:c="12"/></text:span><text:span text:style-name="T24">head</text:span><text:span text:style-name="T15"> = </text:span><text:span text:style-name="T33">del</text:span><text:span text:style-name="T15">.</text:span><text:span text:style-name="T24">next</text:span><text:span text:style-name="T15">;</text:span></text:p>
      <text:p text:style-name="P6"><text:s text:c="8"/>}</text:p>
      <text:p text:style-name="P6"><text:s/></text:p>
      <text:p text:style-name="P8"><text:span text:style-name="T15"><text:s text:c="8"/></text:span><text:span text:style-name="T6">if</text:span><text:span text:style-name="T15">(</text:span><text:span text:style-name="T33">del</text:span><text:span text:style-name="T15">.</text:span><text:span text:style-name="T24">next</text:span><text:span text:style-name="T15"> != </text:span><text:span text:style-name="T6">null</text:span><text:span text:style-name="T15">) {</text:span></text:p>
      <text:p text:style-name="P8"><text:span text:style-name="T15"><text:s text:c="12"/></text:span><text:span text:style-name="T33">del</text:span><text:span text:style-name="T15">.</text:span><text:span text:style-name="T24">next</text:span><text:span text:style-name="T15">.</text:span><text:span text:style-name="T24">prev</text:span><text:span text:style-name="T15"> = </text:span><text:span text:style-name="T33">del</text:span><text:span text:style-name="T15">.</text:span><text:span text:style-name="T24">prev</text:span><text:span text:style-name="T15">;</text:span></text:p>
      <text:p text:style-name="P6"><text:s text:c="8"/>}</text:p>
      <text:p text:style-name="P6"><text:s/></text:p>
      <text:p text:style-name="P8"><text:span text:style-name="T15"><text:s text:c="8"/></text:span><text:span text:style-name="T6">if</text:span><text:span text:style-name="T15">(</text:span><text:span text:style-name="T33">del</text:span><text:span text:style-name="T15">.</text:span><text:span text:style-name="T24">prev</text:span><text:span text:style-name="T15"> != </text:span><text:span text:style-name="T6">null</text:span><text:span text:style-name="T15">) {</text:span></text:p>
      <text:p text:style-name="P8"><text:span text:style-name="T15"><text:s text:c="12"/></text:span><text:span text:style-name="T33">del</text:span><text:span text:style-name="T15">.</text:span><text:span text:style-name="T24">prev</text:span><text:span text:style-name="T15">.</text:span><text:span text:style-name="T24">next</text:span><text:span text:style-name="T15"> = </text:span><text:span text:style-name="T33">del</text:span><text:span text:style-name="T15">.</text:span><text:span text:style-name="T24">next</text:span><text:span text:style-name="T15">;</text:span></text:p>
      <text:p text:style-name="P6"><text:s text:c="8"/>}</text:p>
      <text:p text:style-name="P8"><text:span text:style-name="T15"><text:s text:c="8"/></text:span><text:span text:style-name="T6">return</text:span><text:span text:style-name="T15">;</text:span></text:p>
      <text:p text:style-name="P6"><text:tab/>}</text:p>
      <text:p text:style-name="P8"><text:span text:style-name="T15"><text:tab/></text:span><text:span text:style-name="T6">void</text:span><text:span text:style-name="T15"> printNodes()</text:span></text:p>
      <text:p text:style-name="P6"><text:tab/>{</text:p>
      <text:p text:style-name="P8"><text:span text:style-name="T15"><text:tab/><text:tab/>Node </text:span><text:span text:style-name="T33">curr</text:span><text:span text:style-name="T15"> = </text:span><text:span text:style-name="T24">head</text:span><text:span text:style-name="T15">;</text:span></text:p>
      <text:p text:style-name="P8"><text:span text:style-name="T15"><text:tab/><text:tab/></text:span><text:span text:style-name="T6">if</text:span><text:span text:style-name="T15">(</text:span><text:span text:style-name="T24">head</text:span><text:span text:style-name="T15"> == </text:span><text:span text:style-name="T6">null</text:span><text:span text:style-name="T15">)</text:span></text:p>
      <text:p text:style-name="P6"><text:tab/><text:tab/>{</text:p>
      <text:p text:style-name="P8"><text:span text:style-name="T15"><text:tab/><text:tab/><text:tab/>System.</text:span><text:span text:style-name="T25">out</text:span><text:span text:style-name="T15">.println(</text:span><text:span text:style-name="T38">"DLL is empty"</text:span><text:span text:style-name="T15">);</text:span></text:p>
      <text:p text:style-name="P8"><text:span text:style-name="T15"><text:tab/><text:tab/><text:tab/></text:span><text:span text:style-name="T6">return</text:span><text:span text:style-name="T15">;</text:span></text:p>
      <text:p text:style-name="P6"><text:tab/><text:tab/>}</text:p>
      <text:p text:style-name="P6"><text:tab/><text:tab/></text:p>
      <text:p text:style-name="P8"><text:span text:style-name="T15"><text:tab/><text:tab/></text:span><text:span text:style-name="T6">while</text:span><text:span text:style-name="T15">(</text:span><text:span text:style-name="T33">curr</text:span><text:span text:style-name="T15">!=</text:span><text:span text:style-name="T6">null</text:span><text:span text:style-name="T15">)</text:span></text:p>
      <text:p text:style-name="P6"><text:tab/><text:tab/>{</text:p>
      <text:p text:style-name="P8"><text:span text:style-name="T15"><text:tab/><text:tab/><text:tab/>System.</text:span><text:span text:style-name="T25">out</text:span><text:span text:style-name="T15">.print(</text:span><text:span text:style-name="T33">curr</text:span><text:span text:style-name="T15">.</text:span><text:span text:style-name="T24">data</text:span><text:span text:style-name="T15"> + </text:span><text:span text:style-name="T38">"-&gt;"</text:span><text:span text:style-name="T15"> );</text:span></text:p>
      <text:p text:style-name="P6"><text:tab/><text:tab/><text:tab/></text:p>
      <text:p text:style-name="P8"><text:span text:style-name="T15"><text:tab/><text:tab/><text:tab/></text:span><text:span text:style-name="T33">curr</text:span><text:span text:style-name="T15"> = </text:span><text:span text:style-name="T33">curr</text:span><text:span text:style-name="T15">.</text:span><text:span text:style-name="T24">next</text:span><text:span text:style-name="T15">;</text:span></text:p>
      <text:p text:style-name="P6"><text:tab/><text:tab/>}</text:p>
      <text:p text:style-name="P8"><text:span text:style-name="T15"><text:tab/><text:tab/>System.</text:span><text:span text:style-name="T25">out</text:span><text:span text:style-name="T15">.println(</text:span><text:span text:style-name="T38">" "</text:span><text:span text:style-name="T15">);</text:span></text:p>
      <text:p text:style-name="P6"><text:tab/>}</text:p>
      <text:p text:style-name="P6"><text:tab/> <text:s/></text:p>
      <text:p text:style-name="P8"><text:span text:style-name="T15"><text:s text:c="4"/></text:span><text:span text:style-name="T6">public</text:span><text:span text:style-name="T15"> </text:span><text:span text:style-name="T6">int</text:span><text:span text:style-name="T15"> countNodes() { <text:s/></text:span></text:p>
      <text:p text:style-name="P8"><text:span text:style-name="T15"><text:s text:c="8"/></text:span><text:span text:style-name="T6">int</text:span><text:span text:style-name="T15"> </text:span><text:span text:style-name="T33">counter</text:span><text:span text:style-name="T15"> = 0; <text:s/></text:span></text:p>
      <text:p text:style-name="P6"><text:s text:c="9"/></text:p>
      <text:p text:style-name="P8"><text:span text:style-name="T15"><text:s text:c="8"/>Node </text:span><text:span text:style-name="T33">current</text:span><text:span text:style-name="T15"> = </text:span><text:span text:style-name="T24">head</text:span><text:span text:style-name="T15">; <text:s/></text:span></text:p>
      <text:p text:style-name="P6"><text:s text:c="2"/></text:p>
      <text:p text:style-name="P8"><text:span text:style-name="T15"><text:s text:c="8"/></text:span><text:span text:style-name="T6">while</text:span><text:span text:style-name="T15">(</text:span><text:span text:style-name="T33">current</text:span><text:span text:style-name="T15"> != </text:span><text:span text:style-name="T6">null</text:span><text:span text:style-name="T15">) { <text:s text:c="3"/></text:span></text:p>
      <text:p text:style-name="P8"><text:span text:style-name="T15"><text:s text:c="12"/></text:span><text:span text:style-name="T33">counter</text:span><text:span text:style-name="T15">++; <text:s/></text:span></text:p>
      <text:p text:style-name="P8"><text:span text:style-name="T15"><text:s text:c="12"/></text:span><text:span text:style-name="T33">current</text:span><text:span text:style-name="T15"> = </text:span><text:span text:style-name="T33">current</text:span><text:span text:style-name="T15">.</text:span><text:span text:style-name="T24">next</text:span><text:span text:style-name="T15">; <text:s/></text:span></text:p>
      <text:p text:style-name="P6"><text:s text:c="8"/>} <text:s/></text:p>
      <text:p text:style-name="P8"><text:span text:style-name="T15"><text:s text:c="8"/></text:span><text:span text:style-name="T6">return</text:span><text:span text:style-name="T15"> </text:span><text:span text:style-name="T33">counter</text:span><text:span text:style-name="T15">; <text:s/></text:span></text:p>
      <text:p text:style-name="P6"><text:s text:c="4"/>} <text:s text:c="2"/></text:p>
      <text:p text:style-name="P7"/>
      <text:p text:style-name="P8"><text:span text:style-name="T15"><text:tab/></text:span><text:span text:style-name="T6">public</text:span><text:span text:style-name="T15"> </text:span><text:span text:style-name="T6">static</text:span><text:span text:style-name="T15"> </text:span><text:span text:style-name="T6">void</text:span><text:span text:style-name="T15"> main(String[] </text:span><text:span text:style-name="T33">args</text:span><text:span text:style-name="T15">) {</text:span></text:p>
      <text:p text:style-name="P8"><text:span text:style-name="T15"><text:tab/><text:tab/>DLL </text:span><text:span text:style-name="T33">dl</text:span><text:span text:style-name="T15"> = </text:span><text:span text:style-name="T6">new</text:span><text:span text:style-name="T15"> DLL();</text:span></text:p>
      <text:p text:style-name="P6"><text:soft-page-break/><text:tab/><text:tab/></text:p>
      <text:p text:style-name="P8"><text:span text:style-name="T15"><text:tab/><text:tab/></text:span><text:span text:style-name="T33">dl</text:span><text:span text:style-name="T15">.insert(21); <text:s/></text:span></text:p>
      <text:p text:style-name="P8"><text:span text:style-name="T15"><text:s text:c="8"/></text:span><text:span text:style-name="T33">dl</text:span><text:span text:style-name="T15">.insert(22); <text:s/></text:span></text:p>
      <text:p text:style-name="P8"><text:span text:style-name="T15"><text:s text:c="8"/></text:span><text:span text:style-name="T33">dl</text:span><text:span text:style-name="T15">.insert(23); <text:s/></text:span></text:p>
      <text:p text:style-name="P8"><text:span text:style-name="T15"><text:s text:c="8"/></text:span><text:span text:style-name="T33">dl</text:span><text:span text:style-name="T15">.insert(24); <text:s/></text:span></text:p>
      <text:p text:style-name="P8"><text:span text:style-name="T15"><text:s text:c="8"/></text:span><text:span text:style-name="T33">dl</text:span><text:span text:style-name="T15">.insert(25); <text:s/></text:span></text:p>
      <text:p text:style-name="P6"><text:s text:c="8"/></text:p>
      <text:p text:style-name="P6"><text:s text:c="5"/></text:p>
      <text:p text:style-name="P8"><text:span text:style-name="T15"><text:s text:c="8"/></text:span><text:span text:style-name="T33">dl</text:span><text:span text:style-name="T15">.printNodes();</text:span></text:p>
      <text:p text:style-name="P6"><text:s text:c="8"/></text:p>
      <text:p text:style-name="P8"><text:span text:style-name="T15"><text:s text:c="8"/></text:span><text:span text:style-name="T33">dl</text:span><text:span text:style-name="T15">.delete(</text:span><text:span text:style-name="T33">dl</text:span><text:span text:style-name="T15">.</text:span><text:span text:style-name="T24">head</text:span><text:span text:style-name="T15">.</text:span><text:span text:style-name="T24">next</text:span><text:span text:style-name="T15">);</text:span></text:p>
      <text:p text:style-name="P8"><text:span text:style-name="T15"><text:s text:c="8"/></text:span><text:span text:style-name="T33">dl</text:span><text:span text:style-name="T15">.delete(</text:span><text:span text:style-name="T33">dl</text:span><text:span text:style-name="T15">.</text:span><text:span text:style-name="T24">tail</text:span><text:span text:style-name="T15">.</text:span><text:span text:style-name="T24">prev</text:span><text:span text:style-name="T15">);</text:span></text:p>
      <text:p text:style-name="P7"/>
      <text:p text:style-name="P8"><text:span text:style-name="T15"><text:s text:c="8"/>System.</text:span><text:span text:style-name="T25">out</text:span><text:span text:style-name="T15">.println(</text:span><text:span text:style-name="T38">"after deletion"</text:span><text:span text:style-name="T15">);</text:span></text:p>
      <text:p text:style-name="P8"><text:span text:style-name="T15"><text:s text:c="8"/></text:span><text:span text:style-name="T33">dl</text:span><text:span text:style-name="T15">.printNodes();</text:span></text:p>
      <text:p text:style-name="P7"/>
      <text:p text:style-name="P8"><text:span text:style-name="T15"><text:s text:c="5"/></text:span></text:p>
      <text:p text:style-name="P8"><text:span text:style-name="T15"><text:s text:c="8"/>System.</text:span><text:span text:style-name="T25">out</text:span><text:span text:style-name="T15">.println(</text:span><text:span text:style-name="T38">"No. of nodes: "</text:span><text:span text:style-name="T15">+ </text:span><text:span text:style-name="T33">dl</text:span><text:span text:style-name="T15">.countNodes()); </text:span></text:p>
      <text:p text:style-name="P6"><text:s text:c="7"/><text:tab/><text:tab/>}</text:p>
      <text:p text:style-name="P8"><text:span text:style-name="T16">}</text:span><text:span text:style-name="T44"> </text:span><text:bookmark text:name="_GoBack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tuja Pawar</meta:initial-creator>
    <meta:creation-date>2022-02-10T12:37:41.90</meta:creation-date>
    <dc:date>2022-02-10T12:48:23.23</dc:date>
    <dc:creator>Rutuja Pawar</dc:creator>
    <meta:editing-duration>PT10M40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3" meta:paragraph-count="452" meta:word-count="1372" meta:character-count="10414"/>
  </office:meta>
</office:document-meta>
</file>